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144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4.92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19.172cm"/>
    </style:style>
    <style:style style:name="co7" style:family="table-column">
      <style:table-column-properties fo:break-before="auto" style:column-width="8.306cm"/>
    </style:style>
    <style:style style:name="co8" style:family="table-column">
      <style:table-column-properties fo:break-before="auto" style:column-width="2.35cm"/>
    </style:style>
    <style:style style:name="co9" style:family="table-column">
      <style:table-column-properties fo:break-before="auto" style:column-width="5.101cm"/>
    </style:style>
    <style:style style:name="co10" style:family="table-column">
      <style:table-column-properties fo:break-before="auto" style:column-width="34.405cm"/>
    </style:style>
    <style:style style:name="co11" style:family="table-column">
      <style:table-column-properties fo:break-before="auto" style:column-width="15.64cm"/>
    </style:style>
    <style:style style:name="co12" style:family="table-column">
      <style:table-column-properties fo:break-before="auto" style:column-width="5.89cm"/>
    </style:style>
    <style:style style:name="co13" style:family="table-column">
      <style:table-column-properties fo:break-before="auto" style:column-width="3.54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71cm" fo:break-before="auto" style:use-optimal-row-height="true"/>
    </style:style>
    <style:style style:name="ro2" style:family="table-row">
      <style:table-row-properties style:row-height="1.302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ro4" style:family="table-row">
      <style:table-row-properties style:row-height="1.718cm" fo:break-before="auto" style:use-optimal-row-height="true"/>
    </style:style>
    <style:style style:name="ro5" style:family="table-row">
      <style:table-row-properties style:row-height="3.38cm" fo:break-before="auto" style:use-optimal-row-height="true"/>
    </style:style>
    <style:style style:name="ro6" style:family="table-row">
      <style:table-row-properties style:row-height="2.133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5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0000" fo:wrap-option="wrap"/>
    </style:style>
    <style:style style:name="ce3" style:family="table-cell" style:parent-style-name="Default">
      <style:table-cell-properties fo:background-color="#ffff00" fo:wrap-option="wrap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08" table:default-cell-style-name="Default"/>
        <table:table-row table:style-name="ro1">
          <table:table-cell office:value-type="string" calcext:value-type="string">
            <text:p>titles</text:p>
          </table:table-cell>
          <table:table-cell office:value-type="string" calcext:value-type="string">
            <text:p>optimised system(s)</text:p>
          </table:table-cell>
          <table:table-cell office:value-type="string" calcext:value-type="string">
            <text:p>optimised system(s) – details</text:p>
          </table:table-cell>
          <table:table-cell office:value-type="string" calcext:value-type="string">
            <text:p>opt.systems.summary</text:p>
          </table:table-cell>
          <table:table-cell office:value-type="string" calcext:value-type="string">
            <text:p>other systems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methods</text:p>
          </table:table-cell>
          <table:table-cell office:value-type="string" calcext:value-type="string">
            <text:p>methods (details)</text:p>
          </table:table-cell>
          <table:table-cell office:value-type="string" calcext:value-type="string">
            <text:p>cat_matches</text:p>
          </table:table-cell>
          <table:table-cell office:value-type="string" calcext:value-type="string">
            <text:p>cat_matches_lis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evel_detai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focus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nergy efficiency in waste water treatments plants: Optimization of activated sludge process coupled with anaerobic digestion</text:p>
          </table:table-cell>
          <table:table-cell office:value-type="string" calcext:value-type="string">
            <text:p>wastewater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 optimisation`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energy efficiency of wastewater treatm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ater modeling in an energy optimization framework - The water-scarce middle east contex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ater, energy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linear programm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technologies, inputs, outputs, to calculate energy requirements for water, under various scenarios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st optimisation and minimisation of the environmental impact through life cycle analysis of the waste water treatment plant of Bree (Belgium)</text:p>
          </table:table-cell>
          <table:table-cell office:value-type="string" calcext:value-type="string">
            <text:p>wastewater</text:p>
          </table:table-cell>
          <table:table-cell/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owest cost or lowest LCA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variety of optimisation strategies for wastewater pla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Integrated design and optimization of technologies for utilizing low grade heat in process industri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single</text:p>
          </table:table-cell>
          <table:table-cell table:style-name="Default" office:value-type="string" calcext:value-type="string">
            <text:p>products</text:p>
          </table:table-cell>
          <table:table-cell table:style-name="Default"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optimisation of heat recovery (for various processes)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energy integration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unicipal solid waste to liquid transportation fuels - Part II: Process synthesis and global optimization strategi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liquid transportation fuel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olid waste, superstructure representation of facilities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MINLP (economics, emissions)</text:p>
          </table:table-cell>
          <table:table-cell office:value-type="string" calcext:value-type="string">
            <text:p>refinery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rmodynamic analysis and optimization of an ammonia-water power system with LNG (liquefied natural gas) as its heat sink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owards a global multi objective optimization of wastewater treatment plant based on modeling and genetic algorithm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qualit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s (e.g. sludge flowrate), quality and energy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Mutli-objective GA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erformance prediction and optimization of a waste-to-energy cogeneration plant with combined wet and dry cooling system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tE cogen parameter optimisation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imulation with grid-search 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Waste-to-district-heat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arametric study and optimization of an ejector-expansion TRCC cycle integrated with a water purification system</text:p>
          </table:table-cell>
          <table:table-cell table:number-columns-repeated="3" office:value-type="string" calcext:value-type="string">
            <text:p>energy, water</text:p>
          </table:table-cell>
          <table:table-cell/>
          <table:table-cell office:value-type="string" calcext:value-type="string">
            <text:p>highly integrate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ter optimisation for using waste heat for simultaneous power production and water purification.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direct search metho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waste, water</text:p>
          </table:table-cell>
          <table:table-cell office:value-type="string" calcext:value-type="string">
            <text:p>waste heat recovery from simultaneous power production and waste heat recovery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velopment and optimization of a modified process for producing the battery grade LiOH: Optimization of energy and water consump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LiOH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for energy, water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ter</text:p>
          </table:table-cell>
          <table:table-cell office:value-type="string" calcext:value-type="string">
            <text:p>Plant parameters for LiOH optimal reduction of energy and water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low rate optimization of a linear concentrating photovoltaic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gradation of industrial waste waters on Fe/C-fabrics. Optimization of the solution parameters during reactor ope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energy costs in the pretreatment of olive mill wastewaters by electrocoagulation</text:p>
          </table:table-cell>
          <table:table-cell table:number-columns-repeated="2" office:value-type="string" calcext:value-type="string">
            <text:p>wastewater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/statis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e energy costs in wastewater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mpromising economic cost and air pollutant emissions of municipal solid waste management strategies by fuzzy multiobjective optimization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Stochastic, multiobjective, mixed-integer optimization model for wastewater-derived energy</text:p>
          </table:table-cell>
          <table:table-cell table:number-columns-repeated="3" table:style-name="ce4" office:value-type="string" calcext:value-type="string">
            <text:p>CUT</text:p>
          </table:table-cell>
          <table:table-cell table:style-name="ce2" table:number-columns-repeated="3"/>
          <table:table-cell/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ste</text:p>
          </table:table-cell>
          <table:table-cell table:style-name="ce4" office:value-type="string" calcext:value-type="string">
            <text:p>CUT</text:p>
          </table:table-cell>
          <table:table-cell table:style-name="ce4"/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Detailed dynamic pumping energy models for optimization and control of wastewater applic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can't access full article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mprehensive River Water Quality Management by Simulation and Optimization Mode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utrient and cost optimization of fertilizing strategies for Salix including use of organic waste product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rop fertilization strateg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aste, commercial fertilizer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 meet nutrient load without exceeding environmeal limits, using commercial ferlizers, and organic wastes</text:p>
          </table:table-cell>
          <table:table-cell table:number-columns-repeated="2" office:value-type="string" calcext:value-type="string">
            <text:p>M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e waste-based fertilizer strategy for cultivating energy crops</text:p>
          </table:table-cell>
          <table:table-cell/>
          <table:table-cell office:value-type="string" calcext:value-type="string">
            <text:p>agricultural area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perimental and theoretical investigation of Stirling engine heater: Parametrical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vestigation on the thermal performance and optimization of a heat pump water heater assisted by shower waste water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water, parameter optimistion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ing performance of an energy from waste shower water heat pump</text:p>
          </table:table-cell>
          <table:table-cell/>
          <table:table-cell office:value-type="string" calcext:value-type="string">
            <text:p>domestic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biomass waste to energy conversion systems for rural grid-connected applications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, unit parameter optimisation for given herd size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tabu sear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ation of biomass waste to energy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Fuzzy optimization of a waste-to-energy network system in an eco-industrial par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aste, 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rom waste in EIP, to maximise enrgy, from a sink-source superstructure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Fuzzy 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ation of waste-to-energy for EIP</text:p>
          </table:table-cell>
          <table:table-cell table:number-columns-repeated="2" office:value-type="string" calcext:value-type="string">
            <text:p>EIP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HVAC system optimization - Condenser water loop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mproved Linear Programming Approach for Simultaneous Optimization of Water and Energy</text:p>
          </table:table-cell>
          <table:table-cell office:value-type="string" calcext:value-type="string">
            <text:p>energy, water</text:p>
          </table:table-cell>
          <table:table-cell table:style-name="ce1" office:value-type="string" calcext:value-type="string">
            <text:p>process industry</text:p>
          </table:table-cell>
          <table:table-cell office:value-type="string" calcext:value-type="string">
            <text:p>energy, water</text:p>
          </table:table-cell>
          <table:table-cell table:style-name="Default" office:value-type="string" calcext:value-type="string">
            <text:p>products</text:p>
          </table:table-cell>
          <table:table-cell table:style-name="Default"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, integrate to reduce both thermal consumption and water consumption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waste, water</text:p>
          </table:table-cell>
          <table:table-cell office:value-type="string" calcext:value-type="string">
            <text:p>Optimising heat recovery, and (waste)water usage within industrial processes. Superstructure based.</text:p>
          </table:table-cell>
          <table:table-cell office:value-type="string" calcext:value-type="string">
            <text:p>pump and paper mill (heat and water networks)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A rapid and low energy consumption method to decolorize the high concentration triphenylmethane dye wastewater: Operational parameters optimization for the ultrasonic-assisted ozone oxidation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Hybrid response surface methodology-genetic algorithm optimization of ultrasound-assisted transesterification of waste oil catalysed by immobilized lipase on mesoporous silica/iron oxide magnetic core-shell nanopartic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water distribution systems based on a real options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optimization of a solar system for cogeneration of water heating and absorption cooling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tudy on two operating conditions of a full-scale oxidation ditch for optimization of energy consumption and effluent quality by using CFD model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(treatment quality)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quality at minimum cost)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fluid dynamics 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Parameters within the oxidation ditch of an wastewater treatment plant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 and optimization of a novel pressurized CHP system with water extraction and refrige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Process optimization of wasted edible oil hydrolytic acidification in two-phase anaerobic digestion</text:p>
          </table:table-cell>
          <table:table-cell table:number-columns-repeated="3"/>
          <table:table-cell table:style-name="ce2" table:number-columns-repeated="3"/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ste</text:p>
          </table:table-cell>
          <table:table-cell table:style-name="ce4" office:value-type="string" calcext:value-type="string">
            <text:p>CUT</text:p>
          </table:table-cell>
          <table:table-cell table:style-name="ce4"/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Multi-objective optimization of the setup of a surfactant-enhanced DNAPL remedi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stalled capacity optimization of distributed energy resource systems for residential building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cess enhancement through waste minimization and multiobjective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reactor depth in membrane bioreactors for municipal wastewater treatmen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Pinch analysis for process energy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arbon and air pollutants constrained energy planning for clean power generation with a robust optimization model-A case study of Jining City, Chi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for heat-integrated water-using and wastewater treatment networks</text:p>
          </table:table-cell>
          <table:table-cell office:value-type="string" calcext:value-type="string">
            <text:p>energy, wastewater, 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energy, wastewater, 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. Simultaneous optimisation of heat, water and wastewater networks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, various, waste, water</text:p>
          </table:table-cell>
          <table:table-cell office:value-type="string" calcext:value-type="string">
            <text:p>Considers superstructure of three networks: water-using, wastewater treatment, and heat exchanger (for industrial processes?). i.e. the process industry requires specific volumes of water, at specific temperatures.</text:p>
          </table:table-cell>
          <table:table-cell/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torage reservoir considering water quantity and qual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ermodynamic optimization opportunities for the recovery and utilization of residual energy and heat in China's iron and steel industry: A case stud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ron and steel manufactur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nergy recovery (i.e. maximising opportunities within an already existing layout)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Heat reuse from iron and steel industry (NB: reuse within the industry)</text:p>
          </table:table-cell>
          <table:table-cell/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mputer simulation and optimization of ammonia-water absorption refrigeration system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dustrial water management by multiobjective optimization: From individual to collective solution through eco-industrial park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iomass to liquid transportation fuels (BTL) systems: Process synthesis and global optimization framework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liquid transportation fuel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biomass, energy, water, wastewater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iomass. Reinery integration of energy, water, wastewater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ergy, various, waste, water</text:p>
          </table:table-cell>
          <table:table-cell office:value-type="string" calcext:value-type="string">
            <text:p>Cost-optimal liquid fuel production (integrating heat, waste, and water)</text:p>
          </table:table-cell>
          <table:table-cell office:value-type="string" calcext:value-type="string">
            <text:p>refinery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cross flow heat exchangers for thermoelectric waste heat recover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sign and techno-economic optimization of a stand-alone PV (photovoltaic)/FC (fuel cell)/battery hybrid power system connected toa wastewater-to-hydrogen processor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ydrogen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nergy, wastewater. Parameter optimisation</text:p>
          </table:table-cell>
          <table:table-cell office:value-type="string" calcext:value-type="string">
            <text:p>Unknown (mathematical programme)</text:p>
          </table:table-cell>
          <table:table-cell office:value-type="string" calcext:value-type="string">
            <text:p>unspecified algorith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Determinie optimal (economic, power) hybrid wastewater treatment system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daptive optimal control for a wastewater treatment plant based on a data-driven metho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study of combined refrigeration cycles driven by an engi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al design of inter-plant waste energy integ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al design of inter-plant waste energy integ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tegrated waste management in batch chemical industry based on multi-objective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ystem analysis and optimisation of a Kalina split-cycle for waste heat recovery on large marine diesel engine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 microbial fuel cell for wastewater treatment using recycled scrap metals as a cost-effective cathode materi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peration for large pumping station system based on water transferring losses of riv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An integrated approach to the optimisation of water usage and discharge in pulp and paper plants</text:p>
          </table:table-cell>
          <table:table-cell table:number-columns-repeated="3" table:style-name="ce4" office:value-type="string" calcext:value-type="string">
            <text:p>pulp/paper</text:p>
          </table:table-cell>
          <table:table-cell table:style-name="ce2" table:number-columns-repeated="2"/>
          <table:table-cell table:style-name="ce2" office:value-type="string" calcext:value-type="string">
            <text:p>plant</text:p>
          </table:table-cell>
          <table:table-cell table:style-name="ce4" office:value-type="string" calcext:value-type="string">
            <text:p>Plant parameters to minimise water</text:p>
          </table:table-cell>
          <table:table-cell table:style-name="ce4" office:value-type="string" calcext:value-type="string">
            <text:p>unknown</text:p>
          </table:table-cell>
          <table:table-cell table:style-name="ce4" office:value-type="string" calcext:value-type="string">
            <text:p>can't access full pap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arious, water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pump and paper plant (water networks)</text:p>
          </table:table-cell>
          <table:table-cell table:style-name="ce4" office:value-type="string" calcext:value-type="string">
            <text:p>plant (multiple components)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Air source heat pump water heater: Dynamic modeling, optimal energy management and mini-tubes condenser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equential methodology for integrated optimization of energy and water use during batch process scheduling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imultaneous minimisation in process industry, to meet demand for process output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ter</text:p>
          </table:table-cell>
          <table:table-cell office:value-type="string" calcext:value-type="string">
            <text:p>simultatious minimizing of energy and water use</text:p>
          </table:table-cell>
          <table:table-cell office:value-type="string" calcext:value-type="string">
            <text:p>chemical production plant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of rice husk pretreatment for energy production</text:p>
          </table:table-cell>
          <table:table-cell table:number-columns-repeated="9"/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economic analysis and optimization of an ammonia-water power/cooling cogeneration cycl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irst-class optimization operation of distributed complex multi-source raw water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, instrumentation, automation, and optimization of water resource recovery facilities</text:p>
          </table:table-cell>
          <table:table-cell table:number-columns-repeated="9"/>
          <table:table-cell office:value-type="string" calcext:value-type="string">
            <text:p>NA</text:p>
          </table:table-cell>
          <table:table-cell office:value-type="string" calcext:value-type="string">
            <text:p>NA (lit review)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reatment of digestate from a co-digestion biogas plant by means of vacuum evaporation: Tests for process optimization and environmental sustainabili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digestate treatment (for fertilizer)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digestate from anaerobic digestion used to produce biogas</text:p>
          </table:table-cell>
          <table:table-cell office:value-type="string" calcext:value-type="string">
            <text:p>techniques within biogas production plan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Industrial Structure Considering the Uncertainty of Water Resour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Wet and dry cooling systems optimization applied to a modern waste-to-energy cogeneration heat and power plant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Optimally integrating cooling system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waste to energy in cogeneration plant</text:p>
          </table:table-cell>
          <table:table-cell office:value-type="string" calcext:value-type="string">
            <text:p>techniques within cogeneration plant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exact optimization model for regional energy systems planning in the mixed stochastic and fuzzy environ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Fuzzy Robust Optimization Model for Waste Allocation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alysis and optimization of integrated gas turbine, heat recovery steam generator and multi-effect thermal vapour compression desalination pla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esalina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nergy (exergy) efficiency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Heat to produce freshwater (the freshwater can subsequently be used as a coolant)</text:p>
          </table:table-cell>
          <table:table-cell office:value-type="string" calcext:value-type="string">
            <text:p>design parameters within the plant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 superstructure optimization approach for water network synthesis with membrane separation-based regenerator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ithin process industry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Optimise within the process industry</text:p>
          </table:table-cell>
          <table:table-cell office:value-type="string" calcext:value-type="string">
            <text:p>e.g. petroleum refinery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ization of a waste heat utilization network in an eco-industrial par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ater, 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ithin petrochemical complex (process industry)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petrochemical complex</text:p>
          </table:table-cell>
          <table:table-cell office:value-type="string" calcext:value-type="string">
            <text:p>EIP (chemical complex)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process modelling-life cycle assessment-multiobjective optimization tool for the eco-design of conventional treatment processes of potable wate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allocation of water quantity and waste load in the Northwest Pearl River Delta, China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arameter optimization for predicting soil water movement under crop residue cov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hybrid interval-robust optimization model for water quality manage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efficiency optimisation of wastewater treatment: Study of ATA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 efficiency of anaerobic diges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s (e.g. sludge flowrate)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Experimental (and statistical) and 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e operating conditions</text:p>
          </table:table-cell>
          <table:table-cell office:value-type="string" calcext:value-type="string">
            <text:p>wastewater treatment facility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conomic and environmental optimization of a multi-site utility network for an industrial complex</text:p>
          </table:table-cell>
          <table:table-cell office:value-type="string" calcext:value-type="string">
            <text:p>energy, water, products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energy, water, product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ithin an EIP. (energy as steam and electricity)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ter</text:p>
          </table:table-cell>
          <table:table-cell office:value-type="string" calcext:value-type="string">
            <text:p>optimisation of EIP utility networks</text:p>
          </table:table-cell>
          <table:table-cell office:value-type="string" calcext:value-type="string">
            <text:p>site (15 chemical companies)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electro-Fenton denitrification of a model wastewater using a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water purification using low grade waste heat in an absorption heat transform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 purifica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. Reusing heat from the initial energy inputs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coupling energy transformation with water treatment</text:p>
          </table:table-cell>
          <table:table-cell office:value-type="string" calcext:value-type="string">
            <text:p>plant (theory)</text:p>
          </table:table-cell>
          <table:table-cell office:value-type="string" calcext:value-type="string">
            <text:p>plant (couple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cess integration, modelling and optimisation for energy saving and pollution reduction</text:p>
          </table:table-cell>
          <table:table-cell table:number-columns-repeated="9"/>
          <table:table-cell office:value-type="string" calcext:value-type="string">
            <text:p>NA</text:p>
          </table:table-cell>
          <table:table-cell office:value-type="string" calcext:value-type="string">
            <text:p>NA (intro to conference series)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5">
          <table:table-cell office:value-type="string" calcext:value-type="string">
            <text:p>Identification of optimal urban solid waste flow schemes under impacts of energy prices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urban (includes WtE)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imum cost allocation</text:p>
          </table:table-cell>
          <table:table-cell table:style-name="ce6" office:value-type="string" calcext:value-type="string">
            <text:p>MILP</text:p>
          </table:table-cell>
          <table:table-cell table:style-name="ce6" office:value-type="string" calcext:value-type="string">
            <text:p>fuzzy interval linear programming (FILP) and interval semi-infinite programming (ISIP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e regional waste management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gional optimal allocation for reducing waste loads via artificial neural network and particle swarm optimization: A case study of ammonia nitrogen in Harbin, northeast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table:style-name="ce2" office:value-type="string" calcext:value-type="string">
            <text:p>Optimal utilization of waste-to-energy in an LCA perspective</text:p>
          </table:table-cell>
          <table:table-cell table:number-columns-repeated="3"/>
          <table:table-cell table:style-name="ce2" table:number-columns-repeated="3"/>
          <table:table-cell table:style-name="ce4" office:value-type="string" calcext:value-type="string">
            <text:p>LCA study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ste</text:p>
          </table:table-cell>
          <table:table-cell table:style-name="ce4" office:value-type="string" calcext:value-type="string">
            <text:p>CUT</text:p>
          </table:table-cell>
          <table:table-cell table:number-columns-repeated="2" table:style-name="ce4" office:value-type="string" calcext:value-type="string">
            <text:p>plant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2" table:visibility="filter">
          <table:table-cell office:value-type="string" calcext:value-type="string">
            <text:p>A two-stage support-vector-regression optimization model for municipal solid waste management - A case study of Beijing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yrolysis of low density polyethylene waste in subcritical water optimized by response surface methodolog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rmoeconomic analysis &amp; optimization of the combined supercritical CO2 (carbon dioxide) recompression Brayton/organic Rankine cycl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efficiency optimization of air supply system in a water bottle manufacturing system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artial oxidation of landfill leachate in supercritical water: Optimization by response surface methodolog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Urban water infrastructure optimization to reduce environmental impacts and costs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imise imports in an urban system. Could be useful as a more general piece of lit. highlighting (a) circular system, (b) highlevel/superstructure perspective optimisation.</text:p>
          </table:table-cell>
          <table:table-cell table:number-columns-repeated="2" office:value-type="string" calcext:value-type="string">
            <text:p>N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, waste, water</text:p>
          </table:table-cell>
          <table:table-cell office:value-type="string" calcext:value-type="string">
            <text:p>water and wastewater integration and optimisation (also considering electricity consumption)</text:p>
          </table:table-cell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otal footprints-based multi-criteria optimisation of regional biomass energy supply chain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exact Optimization Model for Supporting Waste-Load Allocation in the Xiangxi River Basin of the Three Gorges Reservoir Region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ergoeconomic optimization of a trigeneration system for heating, cooling and power production purpose based on TRR method and using evolutionary algorith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aeration control in a nitrifying activated sludge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imulation and optimization of an experimental membrane wastewater treatment plant using computational intelligence method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process design for the polygeneration of SNG, power and heat by hydrothermal gasification of waste biomass: Process optimisation for selected substrat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omass gasification 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 optimisation, solved by evolutionary algorithms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energy from waste and variou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ethanol production from microwave alkali pretreated rice straw using statistical experimental designs by Saccharomyces cerevisiae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response surface methodology, experim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ethanol from agro-waste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Intermittency-friendly and high-efficiency cogeneration: Operational optimisation of cogeneration with compression heat pump, flue gas heat recovery, and intermediate cold stora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Global optimization for overall HVAC systems - Part I problem formulation and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robust optimization modelling approach for managing water and farmland use between anthropogenic modification and ecosystems protection under uncertain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framework for the simultaneous process synthesis, heat and power integration of a thermochemical hybrid biomass, coal, and natural gas facilit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hemical exergy as a unified and objective indicator in the assessment and optimization of land treatment systems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retrofit of water conservation networks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general (urban or process industry)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LP. General (could be process industry or urban system)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considers sinks and sources for water and wastewater</text:p>
          </table:table-cell>
          <table:table-cell office:value-type="string" calcext:value-type="string">
            <text:p>plant network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terval-parameter stochastic robust optimization model for supporting municipal solid waste management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energy yield from cultivated land in Denmark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simulation-based optimization approach for Water quality management of Xiangxihe river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 based optimization of the intermittent aeration profile for SBRs under partial nitrifi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echno-economic assessment and optimization of Stirling engine micro-cogeneration systems in residential building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Models for Process Water Networks and Their Application to Biofuel Processes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biofuel networks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energy, fuel production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ithin biofuel generation systems</text:p>
          </table:table-cell>
          <table:table-cell office:value-type="string" calcext:value-type="string">
            <text:p>multiple</text:p>
          </table:table-cell>
          <table:table-cell office:value-type="string" calcext:value-type="string">
            <text:p>multiple (revie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waste, water</text:p>
          </table:table-cell>
          <table:table-cell office:value-type="string" calcext:value-type="string">
            <text:p>trade-offs (energy, water, materials, costs) in biofuel production</text:p>
          </table:table-cell>
          <table:table-cell office:value-type="string" calcext:value-type="string">
            <text:p>plant network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surrogate model for simulation-optimization of aquifer systems subjected to seawater intrus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ultiobjective optimization of cluster-scale urban water systems investigating alternative water sources and level of decentralization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urban system. But goes to lower level detail (e.g. network topography). Uses multiobjective Gas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integrated networks (inc. reuse and reclamation)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odel-based optimal control of a dedicated outdoor air-chilled ceiling system using liquid desiccant and membrane-based total heat recover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exact optimization modeling approach for supporting energy systems planning and air pollution mitigation in Beijing cit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tegrated framework of agent-based modelling and robust optimization for microgrid energy manage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n optimization-based assessment framework for biomass-to-fuel conversion strategi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generalised superstructure of possibilitie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, energy, waste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igh-level technology superstructure (both well known, and potential new technologies). Interesting notes on process maturity, price uncertainty etc.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Combine different various strategies</text:p>
          </table:table-cell>
          <table:table-cell office:value-type="string" calcext:value-type="string">
            <text:p>network of processes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Water distribution systems: Using linearized hydraulic equations within the framework of ranking-based optimization algorithms to improve their computational efficienc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a Membrane Distillation System for Desalination of Sea 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FTEM: An interval-fuzzy two-stage stochastic optimization model for regional energy systems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tegration and optimization study on the coal-fired power plant with CO 2 capture using ME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PSO (particle swarm optimization)-based model for the optimal management of a small PV(Photovoltaic)-pump hydro energy storage in a rural dry are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ydroenergy storag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For devise parameters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P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optimal delivery of water and electricity to rural community (via groundwater pumped to reservoir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(couple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energy plants including water/lithium bromide absorption chiller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ization of water network integrated with process model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ource/sink optimisation process industries. Superstructure approach.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ter</text:p>
          </table:table-cell>
          <table:table-cell office:value-type="string" calcext:value-type="string">
            <text:p>Water network superstructure (sinks, sources, uses) within refinery plant</text:p>
          </table:table-cell>
          <table:table-cell office:value-type="string" calcext:value-type="string">
            <text:p>network within chemical plant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ization model for the utilization of wood residues as an energy sourc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tochastic llocation of wood residues (uncertain sources) to biomass plant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imum cost allocation to powerplants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wood suppliers, processors, markets, powerplant network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optimization-model-based interactive decision support system for regional energy management systems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 effect of real-time external resistance optimization on microbial fuel cell performan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hance-constrained two-stage fractional optimization for planning regional energy systems in British Columbia, Canad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Supply Chain Optimisation: Special Considerations for the Solution of the Energy Planning Probl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tegrated optimization approach and multi-criteria decision analysis for supporting the waste-management system of the City of Beijing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ization for municipal solid waste treatment based on energy consumption and contaminant emissio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MSW treatment, including energy recover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imise energy and emissions in allocating waste to landfill, composting, and other facilities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statistical approa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e a regional network of facilitites (e.g. combustion, composting, landfilling)</text:p>
          </table:table-cell>
          <table:table-cell office:value-type="string" calcext:value-type="string">
            <text:p>regional (comparison of options)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ntinuous global optimization of structured process systems models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ment of an inexact optimization model for coupled coal and power management in North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ed integration of post-combustion CO2 capture process in greenfield power plants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exact optimization model associated with two robust programming approaches for water resources manage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velopment of a stochastic simulation-optimization model for planning electric power systems - A case study of Shanghai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rmoelectric generator module spacing and spreader thickness used in a waste heat recovery system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logical hydrogen production for anaerobic co-digestion of food waste and wastewater biosolid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e.g. substrate ratios), from waste and wastewater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 regression 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parameters for maximum hydrogen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ment of an optimization model for water resources systemsplann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automated environmental and economic evaluation methodology for the optimization of a sour water stripping plant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exact dynamic optimization model for CO2 emission reduction in Subei Region, Northeast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ization model for water resources allocation risk analysis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B-ICCMSP: An Integrated Irrigation Water Optimal Allocation and Planning Model Based on Inventory Theory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near programming optimization of nuclear energy strategy with sodium-cooled fast reactor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al optimization of a solar thermal cooling cogeneration plant at low temperature heat recover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mbination of pyrolysis and hydroliquefaction of CCB-treated wood for energy recovery: Optimization and products characterization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tatistical key factors optimization of conditions for hydrogen production from S-TE (solubilization by thermophilic enzyme) waste sludge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e.g. substance quantities), from waste sludge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 regression mod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parameters for maximum hydrogen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ynamic model for the optimisation of adsorption-based desalination proces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ulti-objective optimization of thermal modelled cubicles considering the total cost and life cycle environmental impac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redibility theory based dynamic control bound optimization for reservoir flood limited water lev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ulti-objective exergy-based optimization of a polygeneration energy system using an evolutionary algorith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number of effects for higher yield from an inverted absorber solar still using the Runge-Kutta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Waste water disposal: polluted aquifer cleanup optimization by using genetic algorithms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Methanogenic activity optimization using the response surface methodology, during the anaerobic co-digestion of agriculture and industrial wastes. Microbial community diversity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wastewater treatment plant operation for greenhouse gas mitig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rmo-chemical hydrolysis of kitchen wast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fuel production from kitchen waste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e.g. times and temperatures)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parameters for maximum biofuel production</text:p>
          </table:table-cell>
          <table:table-cell office:value-type="string" calcext:value-type="string">
            <text:p>plant (lab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lead (II) biosorption in an aqueous solution using chemically modified aerobic digested slud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mparisons between global warming potential and cost-benefit criteria for optimal planning of a municipal solid waste management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optimization of power generation and desalination application in Malaysia utilizing ocean thermal energy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coupling of desalination and power generation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upling of desalination and power generation</text:p>
          </table:table-cell>
          <table:table-cell table:number-columns-repeated="2" table:style-name="ce7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simultaneous power generation and desalina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ergoeconomic analysis and multi-objective optimization of an ejector refrigeration cycle powered by an internal combustion (HCCI) engi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Optimal design for water conservation and energy savings using green roofs in a green building under mixed uncertainties</text:p>
          </table:table-cell>
          <table:table-cell table:style-name="ce4" table:number-columns-repeated="3"/>
          <table:table-cell table:style-name="ce2" table:number-columns-repeated="2"/>
          <table:table-cell table:style-name="ce2" office:value-type="string" calcext:value-type="string">
            <text:p>plant</text:p>
          </table:table-cell>
          <table:table-cell table:style-name="ce4" office:value-type="string" calcext:value-type="string">
            <text:p>CUT – green roof design efficiency, rather than system demand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ter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single dwelling</text:p>
          </table:table-cell>
          <table:table-cell table:style-name="ce4" office:value-type="string" calcext:value-type="string">
            <text:p>domestic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Optimal design of single and multiple stage activated sludge proces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mposition optimisation of working fluids for organic rankine cycles and kalina cyc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cost optimization model for 100% renewable residential energy supply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lasma gasification of sewage sludge: Process development and energy optimiz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e.g. moisture content) to maximise energy from waste gasification. Note superstructure block diagram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GasifE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al parameters for integrated drying/gasification/energy recovery</text:p>
          </table:table-cell>
          <table:table-cell office:value-type="string" calcext:value-type="string">
            <text:p>plant (several components)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Energy, exergy, economic and environmental (4E) analyses based comparative performance study and optimization of vapor compression-absorption integrated refrigeration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Heat loss analysis and control optimization of furnace roller for roller hearth furna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New optimisation methodology to uncover robust low energy designs that accounts for occupant behaviour or other unknow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lectrochemical treatment of Baker's yeast wastewater containing melanoidin: Optimization through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Heat transfer performance and structural optimization design method of vertical phase change thermal energy storage devi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rmodynamic performance simulation and design optimisation of trilateral-cycle engines for waste heat recovery-to-power gene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near programming approach for optimization of radionuclide loading in vitrified HLW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ptimisation of water use in batch process industrie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(nonlinear, unknown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ter</text:p>
          </table:table-cell>
          <table:table-cell office:value-type="string" calcext:value-type="string">
            <text:p>Water network superstructure (sinks, sources, uses) within refinery plant</text:p>
          </table:table-cell>
          <table:table-cell office:value-type="string" calcext:value-type="string">
            <text:p>network within chemical plant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benchmarking framework for simulation-based optimization of environmental mode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ing Municipal Solid Waste collection using Chaotic Particle Swarm Optimization in GIS based environments: A case study at Danang city, Vietna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the soda-AQ process for cellulose pulp production and energy content of black liquor from L. leucocephala K360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Reduction of environmental pollution through optimization of energy use in cement industries</text:p>
          </table:table-cell>
          <table:table-cell table:style-name="ce4" table:number-columns-repeated="3"/>
          <table:table-cell table:style-name="ce2" table:number-columns-repeated="2"/>
          <table:table-cell table:style-name="ce2" office:value-type="string" calcext:value-type="string">
            <text:p>plant</text:p>
          </table:table-cell>
          <table:table-cell table:style-name="ce4" office:value-type="string" calcext:value-type="string">
            <text:p>CUT – field measurement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various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cement factory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2" table:visibility="filter">
          <table:table-cell office:value-type="string" calcext:value-type="string">
            <text:p>Rules for Optimal Operation of Reservoir-River-Groundwater Systems Considering Water Quality Targets: Application of M5P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annual operation of the dry cooling system of a concentrated solar energy plant in the south of Spai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odeling and optimization of biogas production on saw dust and other co-substrates using Artificial Neural network and Genetic Algorith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e.g. concentration of waste sources) to maximise yield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neural network, 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maximum biogas production recipe</text:p>
          </table:table-cell>
          <table:table-cell office:value-type="string" calcext:value-type="string">
            <text:p>plant (based on pilot runs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industrial waste management in chemical sites coupled with heat integration issues</text:p>
          </table:table-cell>
          <table:table-cell office:value-type="string" calcext:value-type="string">
            <text:p>energy, wastewater</text:p>
          </table:table-cell>
          <table:table-cell office:value-type="string" calcext:value-type="string">
            <text:p>process industry energy and wastewater</text:p>
          </table:table-cell>
          <table:table-cell office:value-type="string" calcext:value-type="string">
            <text:p>energy, waste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: optimal timing and mixing of multiple waste streams, integrating heat, to minimise cost and environmental impact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timing and mixing of multiple waste streams, integrating heat, to minimise cost</text:p>
          </table:table-cell>
          <table:table-cell office:value-type="string" calcext:value-type="string">
            <text:p>chemical site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ergy analysis, parametric analysis and optimization for a novel combined power and ejector refrigeration cyc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new organic matter fractionation methodology for organic wastes: Bioaccessibility and complexity characterization for treatment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viewing optimisation criteria for energy systems analyses of renewable energy integ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rmochemical analysis of biomass gasification by Gibbs free energy minimization model - Part: I (Optimization of Pressure and Temperature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ment of an optimization model for energy systems planning in the Region of Waterloo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metalworking fluid microemulsion surfactant concentrations for microfiltration recycling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ment and optimization of a heat pump drying system driven by a diesel genera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environmental management strategies through a dynamic stochastic possibilistic multiobjective progra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optimization of combined power and refrigeration cycle using binary organic working flui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luid selection and parametric optimization of organic Rankine cycle using low temperature waste hea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Simultaneous site-wide energy, waste and production optimization - industrial case studies</text:p>
          </table:table-cell>
          <table:table-cell table:style-name="ce4" office:value-type="string" calcext:value-type="string">
            <text:p>petrochemical</text:p>
          </table:table-cell>
          <table:table-cell table:style-name="ce4" office:value-type="string" calcext:value-type="string">
            <text:p>process industry, but paper is unclear on defining terms (e.g. 'production' and 'utility')</text:p>
          </table:table-cell>
          <table:table-cell table:style-name="ce4" office:value-type="string" calcext:value-type="string">
            <text:p>petrochemical</text:p>
          </table:table-cell>
          <table:table-cell table:style-name="ce2" table:number-columns-repeated="2"/>
          <table:table-cell table:style-name="ce2" office:value-type="string" calcext:value-type="string">
            <text:p>system</text:p>
          </table:table-cell>
          <table:table-cell table:style-name="ce4" office:value-type="string" calcext:value-type="string">
            <text:p>process industry, minimise energy, water and waste</text:p>
          </table:table-cell>
          <table:table-cell table:number-columns-repeated="2" table:style-name="ce4" office:value-type="string" calcext:value-type="string">
            <text:p>LP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energy, various, waste, water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petrochemical platn site</text:p>
          </table:table-cell>
          <table:table-cell table:style-name="ce4" office:value-type="string" calcext:value-type="string">
            <text:p>refinery/chem. plant</text:p>
          </table:table-cell>
          <table:table-cell table:style-name="ce4" office:value-type="string" calcext:value-type="string">
            <text:p>energy-* integration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Ranking solutions of multi-objective reservoir operation optimization models using multi-criteria decision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ploration and assessment of optimal policy combination for total water pollution control with a dynamic simulation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steam power plants for sustainable generation of electric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scale modelling of hydrothermal biomass pretreatment for chip size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design and operation of a biogas fuelled MCFC (molten carbonate fuel cells) system integrated with an anaerobic digest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for AD/micro-turbing hybrid plant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 parameters for electricity and heat production (via biogas), from AD</text:p>
          </table:table-cell>
          <table:table-cell office:value-type="string" calcext:value-type="string">
            <text:p>plant (several components)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3" office:value-type="string" calcext:value-type="string">
            <text:p>Optimization methods applied to the design of eco-industrial parks: A literature review</text:p>
          </table:table-cell>
          <table:table-cell table:style-name="ce5" table:number-columns-repeated="3"/>
          <table:table-cell table:style-name="ce3" table:number-columns-repeated="2"/>
          <table:table-cell table:style-name="ce3" office:value-type="string" calcext:value-type="string">
            <text:p>plant</text:p>
          </table:table-cell>
          <table:table-cell table:style-name="ce5" office:value-type="string" calcext:value-type="string">
            <text:p>Review of literature (methods) where EIP's engage in the exchange of energy/materials/water (similar to our paper). Conclusions could be interesting.</text:p>
          </table:table-cell>
          <table:table-cell table:style-name="ce5" table:number-columns-repeated="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energy, various, waste, water</text:p>
          </table:table-cell>
          <table:table-cell table:style-name="ce5" office:value-type="string" calcext:value-type="string">
            <text:p>CUT</text:p>
          </table:table-cell>
          <table:table-cell table:number-columns-repeated="2" table:style-name="ce5" office:value-type="string" calcext:value-type="string">
            <text:p>EIP</text:p>
          </table:table-cell>
          <table:table-cell table:style-name="ce5" office:value-type="string" calcext:value-type="string">
            <text:p>various</text:p>
          </table:table-cell>
          <table:table-cell/>
          <table:table-cell table:style-name="ce5" table:number-columns-repeated="1007"/>
        </table:table-row>
        <table:table-row table:style-name="ro3" table:visibility="filter">
          <table:table-cell office:value-type="string" calcext:value-type="string">
            <text:p>Optimization of partial nitritation in a continuous flow internal loop airlift reac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nitrogen and phosphorus limitation for better biodegradable plastic production and organic removal using single fed-batch mixed cultures and renewable resour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, multi-period optimization of district energy systems: IV - A case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etroleum refinery effluent treatment in a UASB reactor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combined cooling, heating and power generation by a solar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dentification of optimal plans for municipal solid waste management in an environment of fuzziness and two-layer randomn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valuating shortfalls in mixed-integer programming approaches for the optimal design and dispatch of distributed generation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tochastic optimization of sustainable industrial symbiosis based hybrid generation bioethanol supply chain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generalised superstructure of possibilities for bioethanol production supply 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, energy, waste, transport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nsiders GHGs, water, energy, input products etc. for pptimal supply chain: cultivation, colleciton, transportation, processing, demand, plant locations etc.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Stochastic 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supply chain: cultivation, colleciton, transportation, processing, demand, plant locations etc.</text:p>
          </table:table-cell>
          <table:table-cell office:value-type="string" calcext:value-type="string">
            <text:p>regional supply chai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sign, analysis and optimization of a micro-CHP system based on organic rankine cycle for ultralow grade thermal energy recove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lanning of methane emission control from hoggery using an inexact two-stage optimization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inoculum to substrate ratio for bio-energy generation in co-digestion of tannery solid wastes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 optimisation from wastes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parameterr for maximum energy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lysis of robust optimization for decentralized microgrid energy management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arameter optimization of ferro-sonication pre-treatment process for degradation of bisphenol A and biodegradation from wastewater sludge using response surface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Study on optimal scheduling model of NSGA-II algorithm for system of hydro and thermal power plants</text:p>
          </table:table-cell>
          <table:table-cell table:style-name="ce4" office:value-type="string" calcext:value-type="string">
            <text:p>energy</text:p>
          </table:table-cell>
          <table:table-cell table:style-name="ce4" office:value-type="string" calcext:value-type="string">
            <text:p>chapter's terms are unclearly defined</text:p>
          </table:table-cell>
          <table:table-cell table:style-name="ce4" office:value-type="string" calcext:value-type="string">
            <text:p>energy</text:p>
          </table:table-cell>
          <table:table-cell table:style-name="ce2" table:number-columns-repeated="2"/>
          <table:table-cell table:style-name="ce2" office:value-type="string" calcext:value-type="string">
            <text:p>system</text:p>
          </table:table-cell>
          <table:table-cell table:style-name="ce4" office:value-type="string" calcext:value-type="string">
            <text:p>optimal combination of hydro- and thermal- power generation. CUT – paper's aim is unclear</text:p>
          </table:table-cell>
          <table:table-cell table:style-name="ce4" office:value-type="string" calcext:value-type="string">
            <text:p>heuristic</text:p>
          </table:table-cell>
          <table:table-cell table:style-name="ce4" office:value-type="string" calcext:value-type="string">
            <text:p>G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ter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coupled plants</text:p>
          </table:table-cell>
          <table:table-cell table:style-name="ce4" office:value-type="string" calcext:value-type="string">
            <text:p>plant (couple)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Removal of organic dyes by UV/H 2O 2 process: Modelling and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industrial structure facing sustainable development in resource-based city subjected to water resources under uncertaint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eting demand given uncertainties (climate, sources etc.)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SF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ter</text:p>
          </table:table-cell>
          <table:table-cell office:value-type="string" calcext:value-type="string">
            <text:p>do uncertain water resources meet local needs, for the economy</text:p>
          </table:table-cell>
          <table:table-cell table:number-columns-repeated="2" office:value-type="string" calcext:value-type="string">
            <text:p>city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arametric based thermo-environmental and exergoeconomic analyses of a combined cycle power plant with regression analysis and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status in Lebanon and electricity generation reform plan based on cost and pollution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solid waste flows: Environmentally sustainable strategies for municipali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lash cycle optimization of Sabalan geothermal power plant employing exergy concep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tegration of kinetic modeling and desirability function approach for multi-objective optimization of UASB reactor treating poultry manure waste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ocating monitoring wells in groundwater systems using embedded optimization and simulation mode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coupled random fuzzy two-stage programming model for crop area optimization-A case study of the middle Heihe River basin, China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rocess parameters for kitchen waste composting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&amp; optimization of two breeding thorium-uranium mixed SCWR fuel assemblies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irrigation water resources for agricultural sustainability in Tarim River Basin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tochastic optimization of a multi-feedstock lignocellulosic-based bioethanol supply chain under multiple uncertainti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ethanol production supply 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transport, biorefiner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upply chain, mutlipl feedstocks, under uncertainty (e.g. crop yield)</text:p>
          </table:table-cell>
          <table:table-cell office:value-type="string" calcext:value-type="string">
            <text:p>MILP</text:p>
          </table:table-cell>
          <table:table-cell office:value-type="string" calcext:value-type="string">
            <text:p>Stochastic 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supply chain: cultivation, colleciton, transportation, processing, demand, plant locations etc.</text:p>
          </table:table-cell>
          <table:table-cell office:value-type="string" calcext:value-type="string">
            <text:p>regional supply chai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LIO: A generic tool for real-time operational predictive optimal control of water network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terval-fuzzy municipal-scale energy model for identification of optimal strategies for energy management - A case study of Tianjin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lysis and optimization of ammonia stripping using multi-fluid model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umping rate and recharge through numerical modeling with special reference to small coral island aquifer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Interval-fuzzy stochastic optimization for regional energy systems planning and greenhouse-gas emission management under uncertainty-a case study for the Province of Ontario, Canad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Numerical optimization of heat recovery steam cycles: Mathematical model, two-stage algorithm and applic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ILP model for emergy optimization in EIP water network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EIP (minimising freshwater consumption)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IP ( superstructure representation), note emergy as an objective function, though water is still the focus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Optimised, as measured by emergy</text:p>
          </table:table-cell>
          <table:table-cell office:value-type="string" calcext:value-type="string">
            <text:p>EIP (water network)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waste(water)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quilibrium strategy-based optimization method for the coal-water conflict: A perspective from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-based optimisation of Wastewater Treatment Plants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water networks by using genetic algorithm based on criterion of maximal water reus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ization study of microwave assisted extraction of oil from oily sludge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process energy systems integrating sustainable consider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ctivated carbon fiber preparation from Kenaf using K2HPO4 as chemical activator for adsorption of phenolic compounds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ergoeconomic analysis and optimization of basic, dual-pressure and dual-fluid ORCs and Kalina geothermal power plants: A comparative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comparison of Cd removal from aqueous solutions using activated and non-activated carbonaceous adsorbents prepared by pyrolysis of oily slud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food waste hydrolysis in leach bed coupled with methanogenic reactor: Effect of pH and bulking agent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methane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, optimal parameters, from food waste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methane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ication of statistical design of experiments for optimization of As(V) biosorption by immobilized bacterial bioma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batch water network with multiple contaminants through continuous regeneration/recycle parallel operation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ater network superstructure (sinks, sources, uses) within refinery plant</text:p>
          </table:table-cell>
          <table:table-cell office:value-type="string" calcext:value-type="string">
            <text:p>Unknown (mathematical programme)</text:p>
          </table:table-cell>
          <table:table-cell office:value-type="string" calcext:value-type="string">
            <text:p>unknown mathematical programming 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Water network superstructure (sinks, sources, uses) within refinery plant</text:p>
          </table:table-cell>
          <table:table-cell office:value-type="string" calcext:value-type="string">
            <text:p>refinery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hancing anaerobic digestion of high-pressure extruded food waste by inoculum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inimization of water consumption and process optimization of palm oil mill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alm oil produ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almoil production, minimise freshwater consumption through wastewater reuse</text:p>
          </table:table-cell>
          <table:table-cell office:value-type="string" calcext:value-type="string">
            <text:p>Unknown (mathematical programme)</text:p>
          </table:table-cell>
          <table:table-cell office:value-type="string" calcext:value-type="string">
            <text:p>unknown mathematical programming 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optimise wastewater reuse, to minimise freshwater consumption in palm oil produc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exact simulation-based stochastic optimization method for identifying effluent trading strategies of agricultural nonpoint sour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gas production from poultry manure wastewater in 250 ML flask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water, optimal parameters for maximum biogas production from wastewater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maximum biogas production from wastewater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 multi-objective superstructure optimization approach to biofeedstocks-to-biofuels systems desig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generalised superstructure of possibilities for biofuel production supply 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ergy, biorefiner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upply chain, mutliple feedstocks, to identify the best processes for the chain</text:p>
          </table:table-cell>
          <table:table-cell table:number-columns-repeated="2"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compares different methods (transesterification, hydrolysis, gasification, pyrolysis) as part of a superstructure to maximise energy recovery from biofeedstock</text:p>
          </table:table-cell>
          <table:table-cell office:value-type="string" calcext:value-type="string">
            <text:p>process (which is the most efficient for each specific crop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mperata cylindrica (cogongrass) as an adsorbent for methylene blue dye removal: Process optimization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imultaneous optimization of multiple performance characteristics in coagulation-flocculation process for Indian paper industry waste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Using self-adaptive optimisation methods to perform sequential optimisation for low-energy building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rsenic removal from drinking water by electrocoagulation batch process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an electrodialysis brackish water desalination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exact two-stage stochastic robust optimization model for water resources management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imultaneous synthesis of waste interception and material reuse networks: Problem reformulation for global optimization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wastewater network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reatment of restaurant wastewater by pilot-scale electrocoagulation- electroflotation: Optimization of operating condi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mproving the performance of a WWTP control system by model-based setpoint optimis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NLP model based thermoeconomic optimization of vapor compression-absorption cascaded refrigeration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simulation of aeration mode in a triple oxidation ditch wastewater treatment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ization of overall network of water-using and treatment unit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rocess industry (freshwater minimisation)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optimisation of water-using and treatment units network</text:p>
          </table:table-cell>
          <table:table-cell office:value-type="string" calcext:value-type="string">
            <text:p>chemical plant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harmaceutical wastewater treatment bysolar/ferrioxalate photo-cat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art load based thermo-economic optimization of the Organic Rankine Cycle (ORC) applied to a combined heat and power (CHP)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hydrogen production from organic fraction of municipal solid waste (OFMSW) dry anaerobic digestion with analysis of microbial communit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SW, AD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hydrogen production from MSW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vestigation of leachate treatment with electrocoagulation and optimization by response surface methodology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leachate treatment qualit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taion (e.g. timings, pH)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optimal parameters for leachate treatment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models for the control of saltwater intrus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exact optimization model for energy-environment systems management in the mixed fuzzy, dual-interval and stochastic environ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termining the optimum cyclic operation of adsorption chillers by a direct method for periodic optimal contro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PU: Dynamic optimization for energy systems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robust optimization method for planning regional-scale electric power systems and managing carbon dioxid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onventional Fenton and ultraviolet-assisted oxidation processes for the treatment of reverse osmosis retentate from a paper mil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exact optimization model for planning regional carbon capture, transportation and storage systems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fe cycle assessment (LCA) optimization of solar-assisted hybrid CCHP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Bi-objective optimization of a water network via benchmark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SNG production from microalgae through hydrothermal gasifica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synthatic natural 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microalgae, parameter optimization of gasification plant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thway and design specifications (given multiple objectives) for SNG produc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two-step infinite Œ±-cuts fuzzy linear programming method in determination of optimal allocation strategies in agricultural irrigation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reverse osmosis networks for seawater desalin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dentification of the cost-optimal degree of CO2 capture: An optimisation study using dynamic process mode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sign multiperiod optimization model for the electricity sector under uncertainty - A case study of the Emirate of Abu Dhabi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imulation and optimization modeling for the management of groundwater resources. I: Distinct applic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water usage in a brewery clean-in-place system using reference nets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brewery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inimise freshwater and maximise energy production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CUT – sim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Clean-in-place wastewater to minimise energy and water required in brewing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microbial community analysis of anaerobic co-digestion of food waste and sewage sludge based on microwave pre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tegrated optimization modeling approach for planning emission trading and clean-energy development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energy planning models with carbon footprint constrai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optimization model for regional micro-grid system management based on hybrid inexact stochastic-fuzzy chance-constrained program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mparative study between the heuristic algorithm and the optimization technique for vehicle routing and scheduling in a solid waste collection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liability-oriented multi-objective optimal decision-making approach for uncertainty-based watershed load re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ergoeconomic analysis and optimization of a condenser for a binary mixture of vapors in organic Rankine cyc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sponse surface optimization of methane potentials in anaerobic co-digestion of multiple substrates: Dairy, chicken manure and wheat straw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methane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, optimal paramters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gas (i.e. methane) production from waste co-digestion</text:p>
          </table:table-cell>
          <table:table-cell office:value-type="string" calcext:value-type="string">
            <text:p>plant (lab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ubcritical water liquefaction of oil palm fruit press fiber in the presence of sodium hydroxide: An optimisation study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n the thermoeconomical optimization of heat pipe heat exchanger HPHE for waste heat recove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al planning for the sustainable utilization of municipal solid was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transport, energ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llocation to various facilities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process and location according to multiple objectives (inc. energy production and recycling)</text:p>
          </table:table-cell>
          <table:table-cell office:value-type="string" calcext:value-type="string">
            <text:p>regional network/urban area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waste management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Numerical optimization of an organic rankine cycle scheme for co-gene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gas from chicken droppings with Cymbopogon citratu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Water Quality Management Considering Spatial and Temporal Variations in a Tidal Riv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vironmental optimization of continuous flow ozonation for urban wastewater reclamation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wastewater treatment qualit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 (e.g. flowrates, ozone input etc.)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Experimental, L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optimal parameters for ozonation treatment of wastewater (to be reclaimed)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Bioproduction, statistical optimization and characterization of microbial plastic (poly 3-hydroxy butyrate) employing various hydrolysates of water hyacinth (Eichhornia crassipes) as sole carbon sour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study on establishing an optimal water network in a dyeing and finishing industrial park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EIP (dyeing)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ndustrial park (superstructure)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, waste, water</text:p>
          </table:table-cell>
          <table:table-cell office:value-type="string" calcext:value-type="string">
            <text:p>optimisation of water treatment facilities in park (for reuse within a plant, or exchange with another), for dying and finishing.</text:p>
          </table:table-cell>
          <table:table-cell office:value-type="string" calcext:value-type="string">
            <text:p>industrial park network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electrocoagulation process for the removal of lead from water using aluminium as electrode materia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dynamic optimization procedure for non-catalytic nitric oxide reduction in waste incineration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moval of COD from industrial effluent containing indigo dye using adsorption method by activated carbon cloth: Optimization, kinetic, and isotherm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diesel production from animal fat residue in wastewater using response surface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diese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 (animal fat), parameter optimisation (e.g. catalyst quantity)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diesel from wastewater 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and operation of a UASB reactor for dairy cattle man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moval of nitrate and COD from wastewater using Denitrification process: Kinetic, optimization, and statistical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consumption model and optimization for disk roller crusher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SI: Toward the optimal integrated production of biodiesel with internal recycling of methanol produced from glycerol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methanol, biodiesel, superstructu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internal process synergie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methanol from glycerol, integrated with biodiesel from algae. Superstructure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biomass to liquid fuels, optimisation glycerol byproduct (useful for biodiesel)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CHP-based microgrids: Multiobjective optimisation and life cycle assess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al design of integrated agricultural water network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fertilizer, wastewater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gricultural system, fertilizer, wastewater reuse, to minimise system cost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, waste, water</text:p>
          </table:table-cell>
          <table:table-cell office:value-type="string" calcext:value-type="string">
            <text:p>pipes, pumps, storage, reuse, regeneration, treatment etc. within agriculture</text:p>
          </table:table-cell>
          <table:table-cell table:number-columns-repeated="2" office:value-type="string" calcext:value-type="string">
            <text:p>agricultural area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strategies for carbon capture, utilization and storage based on an inexact mŒª-measure fuzzy chance-constrained program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upercritical water oxidation for landfill leachate treatment by response surface methodology (RSM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hosphate removal in a fluidized bed - II Process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 photo-assisted Fenton oxidation process: A statistical model for MDF effluent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spatial decision of cropland bio-energy intensive appli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integration of organic Rankine cycles with industrial proces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n the nature of the heat transfer feasibility constraint in the optimal synthesis/design of complex energy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modeling of reduction of wastewater sludge water content and turbidity removal using magnetic iron oxide nanoparticles (MION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cent cleaner production advances in process monitoring and optimisation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sation of petroleum refinery water network systems retrofit incorporating reuse, regeneration and recycle strategies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water, waste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</text:p>
          </table:table-cell>
          <table:table-cell table:number-columns-repeated="2" office:value-type="string" calcext:value-type="string">
            <text:p>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superstructure water network to minimise freshwater consumption and wastewater generation</text:p>
          </table:table-cell>
          <table:table-cell office:value-type="string" calcext:value-type="string">
            <text:p>network within petroleum refinery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planning of co-firing alternative fuels with coal in a power plant by grey nonlinear mixed integer programming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aximising municipal solid waste - Legume trimming residue mixture degradation in composting by control parameters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integrated CCHP and solar plants following a multi-objective approach. An application to the household sec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n national energy consumption distribution under total amount control of pollut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diesel production from the waste cooking oil using response surface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diese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diesel from wastewater 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preparation process of biological sludge adsorbents for application in water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ergy analysis and optimisation of a marine molten carbonate fuel cell system in simple and combined cycle configu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Hybrid inexact optimization approach with data envelopment analysis for environment management and planning in the city of Beijing, China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acilitiy allocation for system capacity expansion</text:p>
          </table:table-cell>
          <table:table-cell office:value-type="string" calcext:value-type="string">
            <text:p>MIP</text:p>
          </table:table-cell>
          <table:table-cell office:value-type="string" calcext:value-type="string">
            <text:p>Stochastic MI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waste flow allocation and capacity expansion (including recycling, composting, and power generation)</text:p>
          </table:table-cell>
          <table:table-cell office:value-type="string" calcext:value-type="string">
            <text:p>city/region (Beijing)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waste(water)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luid dynamic analysis of a continuous stirred tank reactor for technical optimization of wastewater diges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trategic planning optimization for natural gas to liquid transportation fuel (GTL)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eaching zinc from spent catalyst: Process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electro-Fenton and solar photoelectro-Fenton treatments of sulfanilic acid solutions using a pre-pilot flow plant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velopment of an inexact risk-aversion optimization model for regional carbon constrained electricity system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Selecting Portfolios of Water Supply and Demand Management Strategies Under Uncertainty-Contrasting Economic Optimisation and 'Robust Decision Making' Approach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pent nuclear fuel filling in canisters for deep reposito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Development of an integrated optimization method for analyzing effect of energy conversion efficiency under uncertainty - A case study of Bayingolin Mongol Autonomous Prefecture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Kinetic model and optimization of 2,4-D degradation by Anodic Fenton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ritical factors to enhance polyhydroxyalkanoates (PHA) synthesis by mixed culture using Taguchi design of experimental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design activated sludge process by means of multi-objective optimization: Case study in Benchmark Simulation Model 1 (BSM1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HVAC system design to minimize primary energy deman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al design of thermal membrane distillation systems with heat integration with process plant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, heat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mbine distillation with processing industry (heat recovery)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optimal setup of desalination plant coupled to methanol plant (optimal parameters of each plant)</text:p>
          </table:table-cell>
          <table:table-cell office:value-type="string" calcext:value-type="string">
            <text:p>couple deslination and methanol plant</text:p>
          </table:table-cell>
          <table:table-cell office:value-type="string" calcext:value-type="string">
            <text:p>plant (couple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sation for generating sustainable solutions considering total effects on the environment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string" calcext:value-type="string">
            <text:p>energy, various, waste, wate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sustainability indicators (multi-objective approaches)</text:p>
          </table:table-cell>
          <table:table-cell office:value-type="string" calcext:value-type="string">
            <text:p>e.g. biogas production supply chain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Cost-based design of wastewater network optimal top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 for geometry optimisation of thermoelectric devices in a hybrid PV/TE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eration optimization of existing district heating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N-GA based optimization of a high ash coal-fired supercritical power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adsorption of phosphorus by water plant sludge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synthesis and design of Heat Recovery Steam Generation (HRSG) via mathematical program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of roselle drying time and drying qual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tegrated prediction and optimization model of biogas production system at a wastewater treatment facilit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water (paramater optimisation of the AD component, e.g. pH, total solids etc.)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P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gas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st optimization of a cogeneration plant operation | Optimiranje pogonskog re≈æima kogeneracijskog postrojenja po kriteriju tro≈°k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al performance optimization of hollow clay bricks made up of paper wast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hydrogen production from supercritical water gasification of crude glycerol-byproduct of biodiesel produc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ydrogen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arameter optimisation, for production from crude glycerol via gasification</text:p>
          </table:table-cell>
          <table:table-cell table:style-name="ce8"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hydrogen from crude gylcerol (a byproduct of biodiesel production)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and exergy analysis and optimization of Kalina cycle coupled with a coal fired steam power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Global optimization of wastewater integration networks for processes with multiple contaminants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superstructure of water and wastewater streams</text:p>
          </table:table-cell>
          <table:table-cell office:value-type="string" calcext:value-type="string">
            <text:p>chemical plant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equential modelling of thermal energy: New potential for energy optimisation in papermak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iomass power plant site selection modeling and decision optimizatio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omass energy system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transport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integrated with biomass system (so optimize for location, transport etc.)</text:p>
          </table:table-cell>
          <table:table-cell table:number-columns-repeated="2" office:value-type="string" calcext:value-type="string">
            <text:p>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site location (given transport etc.) of multiple biomass plants, for multiple economic and environmental objectives</text:p>
          </table:table-cell>
          <table:table-cell office:value-type="string" calcext:value-type="string">
            <text:p>regional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Robust Inexact Joint-optimal Œ± cut Interval Type-2 Fuzzy Boundary Linear Programming (RIJ-IT2FBLP) for energy systems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-oil yields by demineralization of low quality biomas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-oi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 pyrolysis parameter optimisation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parameters to optimise bio-oil yields from residues and energy crops</text:p>
          </table:table-cell>
          <table:table-cell office:value-type="string" calcext:value-type="string">
            <text:p>plant (lab test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absorption refrigeration systems involving renewable ener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optimization of solid oxide fuel cell-based combined cycle cogeneration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regional energy supply chains utilising renewables: P-graph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exact robust nonlinear optimization method for energy systems plann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entropy generation and genetic algorithm optimization of two-bed adsorption cooling cyc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model for multivariate water supply system under uncertainty</text:p>
          </table:table-cell>
          <table:table-cell table:number-columns-repeated="10"/>
          <table:table-cell office:value-type="string" calcext:value-type="string">
            <text:p>can't access paper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peration strategy of the hybrid heating system composed of centrifugal heat pumps and gas boiler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rmo-economic optimization of a Solid Oxide Fuel Cell - Gas turbine system fuelled with gasified lignocellulosic bioma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analysis and optimization of a flash-binary geothermal power generation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moval of acid orange 7 by guava seed carbon: A four parameter optimization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performance optimization of radiant slab cooling using building simulation and field measureme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model for integration of cooling and heating systems in large industrial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performance of Chitosan for the nickel removal from waste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olar radiation disinfection of drinking water at temperate latitudes: Inactivation rates for an optimised reactor configu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trategy for optimal operation of a biomass-fired cogeneration power plant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 powered, plant parameter optimisation (e.g. thermal load of boiler)</text:p>
          </table:table-cell>
          <table:table-cell table:number-columns-repeated="2" office:value-type="string" calcext:value-type="string">
            <text:p>sim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rameters for operation (e.g. thermal loads)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frequency on ultrasonic disintegration of waste activated slud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odeling and optimization of energy-efficient procedures for removing lead(II) and zinc(II) ions from aqueous solutions using the central composite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echno-economical optimization of Reactive Blue 19 removal by combined electrocoagulation/coagulation process through MOPSO using RSM and ANFIS mode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configuration and operation optimization of refinery fuel gas network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ombustion Performance of Bioethanol (Water Hyacinth) Diesel Blends on Diesel Engine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new approach for optimization of combined heat and power generation in edible oil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stepwise-inference-based optimization system for supporting remediation of petroleum-contaminated sit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Design of Detention Rockfill Dams Using a Simulation-Based Optimization Approach with Mixed Sediment in the Flow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pseudo-optimal inexact stochastic interval T2 fuzzy sets approach for energy and environmental systems planning under uncertainty: A case study for Xiamen City of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robust inexact Type-2 Fuzzy Sets Linear Optimization Programming for irrigation water system management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fining optimal configurations of geothermal systems using process design and process integration techniqu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electrocoagulation process for the treatment of metal cutting wastewaters with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dentifying the microbial communities and operational conditions for optimized wastewater treatment in microbial fuel cel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isinfection optimization by a better control of ozonation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ed photocatalytic degradation of a mixture of azo dyes using a TiO 2/H 2O 2/UV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iomass-to-bioenergy and biofuel supply chain optimization: Overview, key issues and challeng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fuel supply chain selection from generalised superstructru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energy, biorefinery, transport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upply chain, mutliple feedstocks, to identify the best processes for the chain</text:p>
          </table:table-cell>
          <table:table-cell table:number-columns-repeated="2" office:value-type="string" calcext:value-type="string">
            <text:p>no optimisation method appli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ise pathways</text:p>
          </table:table-cell>
          <table:table-cell office:value-type="string" calcext:value-type="string">
            <text:p>regional supply chai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for free-phase LNAPL recovery using evolutionary computation algorith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imulation-based process optimization for surfactant-enhanced aquifer remediation at heterogeneous DNAPL-contaminated sit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for cogeneration systems in buildings based on life cycle assess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st optimization of DNAPL source and plume remediation under uncertainty using a semi-analytic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molecular design of working fluids for sustainable low-temperature energy recove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for design problems having more than one objectiv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tegrated simulation and optimization modeling approach for environmental planning in new urban areas</text:p>
          </table:table-cell>
          <table:table-cell table:number-columns-repeated="10"/>
          <table:table-cell office:value-type="string" calcext:value-type="string">
            <text:p>can't access paper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etic optimization of wet air oxidation process using experimental design coupled with process simul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rocess integration and optimization of a solid oxide fuel cell - Gas turbine hybrid cycle fueled with hydrothermally gasified waste biomas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fue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 gasification parameter optimisation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gasification of waste biomass to fuels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Groundwater optimization model for sustainable management of the Valley of Puebla aquifer, Mexico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and control of solar driven air gap membrane distillation desalination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Fluids and parameters optimization for the organic Rankine cycles (ORCs) used in exhaust heat recovery of Internal Combustion Engine (ICE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any-objective optimization and visual analytics reveal key trade-offs for London's water suppl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dentification of optimal strategies for energy management systems planning under multiple uncertain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anaging the environmental problem of seawater intrusion in coastal aquifers through simulation-optimization model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roduction conditions for activated carbons from Tamarind wood by zinc chloride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Weight and power optimization of steam bottoming cycle for offshore oil and gas install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Energy optimization in a pulp and paper mill cogeneration facility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ulp/paper, energy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ulp/paper mill, design/pperation parameters to maximise heat recovery when installing CHP into pulp/paper mill</text:p>
          </table:table-cell>
          <table:table-cell table:number-columns-repeated="2"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rameters for CHP, using waste steam from pulp and paper mills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arameter analysis and optimal design for two-stage thermoelectric cool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sponse surface modeling and optimization of chromium(VI) removal from aqueous solution using Tamarind wood activated carbon in batch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iomass-to-electricity: Analysis and optimization of the complete pathway steam explosion - enzymatic hydrolysis - anaerobic digestion with ICE vs SOFC as biogas user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lectricity from biomass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iomass pathway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imulation based on experi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quantities and parameters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sation of reactive dye removal by sequential electrocoagulation- flocculation method: Comparing ANN and RSM predi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zymatic hydrolysis and fermentation of seaweed solid wastes for bioethanol production: An optimization stud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eth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, optimial parameters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(e.g. area) for energy and water saving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tegrated modeling for optimal municipal solid waste management strategies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imulation-optimization model for water management in hydraulic fracturing operation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ydraulic fracking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astewater, groundwater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ydraulic fracturing, using groundwater recovery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water, waste</text:p>
          </table:table-cell>
          <table:table-cell office:value-type="string" calcext:value-type="string">
            <text:p>Combining recovered water and other water for hydraulic fracturing. (Can only access abstract.)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erobic digestion of slaughterhouse solid waste for the optimization of biogas produc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ating (slaughterhouse) waste, parameter optimization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to maximise biogas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erformance of Combined Solar Collector-Geothermal Heat Pump Systems to supply thermal load needed for heating greenhou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rade-off between water pollution prevention, agriculture profit, and farmer practice‚Äîan optimization methodology for discussion on land-use adjustment in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arameters using response surface methodology and genetic algorithm for biological denitrification of waste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gas production from olive-oil mill wastewater, by codigesting with diluted poultry-manure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water, manure, parameter optimization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to maximise biogas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n absorption heat transformer with two-duplex components using inverse neural network and solved by genetic algorith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recovery boiler plant air systems by new design method and process integ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sation of a Swedish district heating system with reduced heat demand due to energy efficiency measures in residential building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parameters for decolourization by Aspergillus niger of anaerobically digested distillery spentwash pretreated with polyaluminium chlorid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of process topology using pinch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passive design strategy for a horizontal ground source heat pump pipe operation optimization with a non-homogeneous soil profi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imulation-based optimization of dual-phase vacuum extraction to remove nonaqueous phase liquids in subsurfa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reparation conditions of activated carbon from agriculture waste utilizing factorial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o connect or not to connect? Modelling the optimal degree of centralisation for wastewater infrastructures</text:p>
          </table:table-cell>
          <table:table-cell table:number-columns-repeated="10"/>
          <table:table-cell office:value-type="string" calcext:value-type="string">
            <text:p>NA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method for the optimization of district heating systems using mixed integer linear program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naproxen and ibuprofen removal in photolysis using a Box-Behnken design: Effect of Fe(III), NO 3-, and humic aci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arameters optimization and theoretical model of heat-mass transfer in a spray heat exchanger attaching to a main fan diffus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lectrocoagulation of tannery wastewater using monopolar electrodes: Process optimization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Application of Central Composite Design approach for removal of chromium (VI) from aqueous solution using weakly anionic resin: Modeling, optimization, and study of interactive variab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regional economic and environmental systems under fuzzy and random uncertain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sation and significance of ATP analysis for measuring active biomass in granular activated carbon filters used in water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Bi-level fuzzy optimization approach for water exchange in eco-industrial park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inimise freshwater consumption in EIP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ithin EIP (multiple plants, each with their own concerns)</text:p>
          </table:table-cell>
          <table:table-cell table:number-columns-repeated="2" office:value-type="string" calcext:value-type="string">
            <text:p>N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, waste, water</text:p>
          </table:table-cell>
          <table:table-cell office:value-type="string" calcext:value-type="string">
            <text:p>optimal reuse of water and exchanges to minimise freshwater consumption</text:p>
          </table:table-cell>
          <table:table-cell table:number-columns-repeated="2" office:value-type="string" calcext:value-type="string">
            <text:p>EIP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al optimization of combined heat and power (CHP) systems using nanofluid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fining a quantitative framework for evaluation and optimisation of the environmental impacts of mega-event projec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simultaneous optimization approach for the design of wastewater and heat exchange networks based on cost estimation</text:p>
          </table:table-cell>
          <table:table-cell office:value-type="string" calcext:value-type="string">
            <text:p>energy, wastewater</text:p>
          </table:table-cell>
          <table:table-cell office:value-type="string" calcext:value-type="string">
            <text:p>process industry</text:p>
          </table:table-cell>
          <table:table-cell office:value-type="string" calcext:value-type="string">
            <text:p>energy, wastewater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Process industry, simultaneous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simultaneously optimize heat exchanger and wastewater networks (where water is used for heating), before water is finally discharged. Minimise total cost. E.g. minimising the temperature differentials to be overcome.</text:p>
          </table:table-cell>
          <table:table-cell office:value-type="string" calcext:value-type="string">
            <text:p>process industry plant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energy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daptation of urine source separation in tropical cities: Process optimization and odor mitig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ixed matrix membrane application for olive oil wastewater treatment: Process optimization based on Taguchi design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 use of nonlinear programming to optimal water allo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perimental optimization of activated carbon synthesis by the simplex search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Numerical optimisation of excess air with respect to fibre-to-shell ratio during incineration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Genetic optimization of steam multi-turbines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uperstructure-free synthesis and optimization of thermal power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biological elimination of ammonia and chemical oxygen demand from wastewater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 and Optimization of Biohydrogen Production from De-oiled Jatropha Using the Response Surface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electro-oxidation process for the treatment of Reactive Orange 107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lant coverage in relation to water balance in the Loess Plateau of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4E analysis and multi-objective optimization of an integrated MCFC (molten carbonate fuel cell) and ORC (organic Rankine cycle)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lysis and optimization of the low-temperature solar organic Rankine cycle (ORC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rocess factors for the efficient generation of biogas from raw vegetable wastes under the direct influence of plastic materials using Taguchi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, parameter optimisation of plant</text:p>
          </table:table-cell>
          <table:table-cell office:value-type="string" calcext:value-type="string">
            <text:p>Experimental</text:p>
          </table:table-cell>
          <table:table-cell table:style-name="ce10" office:value-type="string" calcext:value-type="string">
            <text:p>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to maximise biogas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computationally efficient approach for watershed scale spatial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integration of gaseous emissions from new industrial plants with the surrounding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production of renewable hydrogen based on an efficient energy management strate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 optimistion (electrolysis and solar power)</text:p>
          </table:table-cell>
          <table:table-cell office:value-type="string" calcext:value-type="string">
            <text:p>Unknown (mathematical programme)</text:p>
          </table:table-cell>
          <table:table-cell office:value-type="string" calcext:value-type="string">
            <text:p>unknown mathematical programming met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optimal water electrolysis (+solar power), to maximise hydrogen produc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models for Beijing's generation expansion planning under uncertain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energy only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al layout of distributed storm-water deten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terval-based air quality index optimization model for regional environmental management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erating point optimization of a hydrogen fueled hybrid solid oxide fuel cell-steam turbine (SOFC-ST)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search on a carbon reduction optimization model for a megalopolis based on land-use planning and ICCLP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1kWe thermoelectric stack for geothermal power generation - Modeling and geometrical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water reuse network using water pinch method in duplex board mil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sation of decolourisation and degradation of Reactive Black 5 dye under electro-Fenton process using Fe alginate gel bead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Entropy parameters for falling film absorber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 and optimization of biogas production from rice mill effluent using up flow anaerobic sludge blanket reactor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water, plant parameter optimisation</text:p>
          </table:table-cell>
          <table:table-cell table:style-name="ce8"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to maximise biogas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Study: Biological Removal of Inorganic Nitrogen along with Chemical Oxygen Demand from Wastewater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inding best practices for automotive glazing recycling: A network optimization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oretical analysis and optimization of a double-effect series-flow-type absorption chill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vironmental biological model based on optimization of activated sludge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effect of wind on the optimal design and performance of a modular air-cooled condenser for a concentrated solar power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ulti-objective optimization of methane producing UASB reactor using a combined pareto multi‚Äìobjective differential evolution algorithm (CPMDE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lectrochemical oxidation of low phenol concentration on boron doped diamond anodes: optimization via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eeking optimal groundwater pumping strategies at Pinggu District in Beijing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Fuzzy constrained optimization of eco-friendly reservoir operation using self-adaptive genetic algorithm: A case study of a cascade reservoir system in the Yalong River,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Parametric analysis and optimization of regenerative Clausius and organic Rankine cycles with two feedwater heaters using artificial bees colony and artificial neural network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rientation of a liquid-film solar-assisted brine concentra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stochastic optimization approach for paper recycling reverse logistics network design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lysis and optimization control of the continuous step feed biological nitrogen and phosphate removal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al process design for the polygeneration of SNG, power and heat by hydrothermal gasification of waste biomass: Thermo-economic process modelling and integration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 gasification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technology choice from range of canditates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 optimization of the paddy field irrigation scheduling using mathematical program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6" table:visibility="filter">
          <table:table-cell office:value-type="string" calcext:value-type="string">
            <text:p>Analysis of the performances of biogas-fuelled micro gas turbine cogeneration systems (MGT-CGSs) in middle- and small-scale sewage treatment plants: Comparison of performances and optimization of MGTs with various electrical power outputs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ise cogen sizing within sewage treatment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, mathematical descrip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sizing of generations system</text:p>
          </table:table-cell>
          <table:table-cell office:value-type="string" calcext:value-type="string">
            <text:p>plant (optimal sizing of components)</text:p>
          </table:table-cell>
          <table:table-cell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water system topology through genetic algorithm under multiple contaminated-water sources constrai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fe cycle assessment and its application to process selection, design and optimis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fermentative biohydrogen production by response surface methodology using fresh leachate as nutrient supplement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leachate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to maximise biohydrogen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A global optimal formulation for the water integration in eco-industrial parks considering multiple pollutant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IP. Note focus on modelling pollutants.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IP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, waste, water</text:p>
          </table:table-cell>
          <table:table-cell office:value-type="string" calcext:value-type="string">
            <text:p>superstructure allowing reuse within plant, or exchange with others, still satisfying process requirements and environmental constraints.</text:p>
          </table:table-cell>
          <table:table-cell office:value-type="string" calcext:value-type="string">
            <text:p>EIP (water network)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rmodynamic optimization of several (heat recovery steam generator) HRSG configurations for a range of exhaust gas temperatur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characterization of bio-oil produced by microwave assisted pyrolysis of oil palm shell waste biomass with microwave absorber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-oi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 pyrolysis,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to maximise bio-oil production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oling capacity optimization of a waste heat absorption refrigeration cyc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sation of wind turbine inspection interva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zinc oxide-coated nanoporous carbon adsorbent for lead removal from water: Optimization, equilibrium modeling, and kinetics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ynamic simulation and exergo-economic optimization of a hybrid solar-geothermal cogeneration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Nanofiltration of oily wastewater containing salt; experimental studies and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ying different optimization approaches to achieve optimal configuration of a dual pressure heat recovery steam genera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modelling and optimization of a dual pressure reheat combined power cyc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waste collection and disposal in Kampala c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binary cycle power plants for water-dominated, medium-temperature geothermal field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sequencing of water supply options at the regional scale incorporating alternative water supply sources and multiple objectives</text:p>
          </table:table-cell>
          <table:table-cell table:number-columns-repeated="10"/>
          <table:table-cell office:value-type="string" calcext:value-type="string">
            <text:p>energy, water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meeting demand from various water sources (not integrated management)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uzzy chance-constrained linear fractional programming approach for optimal water allo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Optimization of marine waste based-growth media for microbial lipase production using mixture design methodology</text:p>
          </table:table-cell>
          <table:table-cell table:style-name="ce4" table:number-columns-repeated="3"/>
          <table:table-cell table:style-name="ce2" table:number-columns-repeated="3"/>
          <table:table-cell table:style-name="ce4"/>
          <table:table-cell table:number-columns-repeated="2" table:style-name="ce4" office:value-type="string" calcext:value-type="string">
            <text:p>C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various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processing (plant?)</text:p>
          </table:table-cell>
          <table:table-cell table:style-name="ce4" office:value-type="string" calcext:value-type="string">
            <text:p>plant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2" table:visibility="filter">
          <table:table-cell office:value-type="string" calcext:value-type="string">
            <text:p>Photocatalytic discoloration of Methyl Orange by anatase/schorl composite: Optimization using response surface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Inter-plant water conservation by process optimization: Case study for a Chinese alumina industry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luminium industry. Note focus on modelling contaminants, using MILP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uple sinks and source between two plants. Uses MINLP to “deal with multiple contaminants”</text:p>
          </table:table-cell>
          <table:table-cell office:value-type="string" calcext:value-type="string">
            <text:p>MINLP</text:p>
          </table:table-cell>
          <table:table-cell office:value-type="string" calcext:value-type="string">
            <text:p>MINLP (“can deal with multiple contaminants”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ste, water</text:p>
          </table:table-cell>
          <table:table-cell office:value-type="string" calcext:value-type="string">
            <text:p>sinks and sources of two plant, considered in optimization program, to minimise freshwater consumption and wastewater discharge</text:p>
          </table:table-cell>
          <table:table-cell office:value-type="string" calcext:value-type="string">
            <text:p>coupled plants (multiple components)</text:p>
          </table:table-cell>
          <table:table-cell office:value-type="string" calcext:value-type="string">
            <text:p>plant (couple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 and optimization of cross-flow ultrafiltration using hybrid neural network-genetic algorithm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witchgrass and extruder parameters for enzymatic hydrolysis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A case study of fuel savings through optimisation of MSW transportation routes</text:p>
          </table:table-cell>
          <table:table-cell table:style-name="ce4" table:number-columns-repeated="3"/>
          <table:table-cell table:style-name="ce2" table:number-columns-repeated="3"/>
          <table:table-cell table:style-name="ce4" office:value-type="string" calcext:value-type="string">
            <text:p>CUT – can't access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ste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regional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energy-* integration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Optimization of denitrification biofilter process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pplication of particle swarm optimization to interpret Rayleigh wave dispersion curv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model for optimization of the productivity and bioremediation efficiency of marine integrated multitrophic aquacult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wastewater treatment alternative selection by hierarchy grey relational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Blade profile optimization of pump as turbi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 and optimization of fermentative hydrogen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telligent computer simulation and optimization of the methanol-water distillation system and application of BH high efficiency gasket-packing in the technical reform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simultaneous production of i-butene and ethanol from switchgra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verse problem method applied to flow field optimization of proton exchange membrane fuel cel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tudy on the development of an optimal heat supply control algorithm for group energy apartment buildings according to the variation of outdoor air temperat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corn straw biochar treatment with catalytic pyrolysis in intensive agricultural are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ulti-objective optimization of two alkali catalyzed processes for biodiesel from waste cooking oil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diesel from waste cooking oi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aste (cooking oil), optimise trade-offs between units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al parameters for biodiesel production processes, investigating trade-offs between different different compnents.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 and optimization of a periodic process of adsorption and catalytic regene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Design and optimisation of power plant utility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and exergy analysis as tools for optimization of hydrogen production by glycerol autothermal refor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CO-optimization of pre-treatment processes in metal finish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optimal dissolved oxygen profile in a nitrifying activated sludge process - Comparisons with ammonium feedback contro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ower allocation for a hybrid wind-hydro power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inary ORC (Organic Rankine Cycles) power plants for the exploitation of medium-low temperature geothermal sources - Part B: Techno-economic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rocess parameters in electrocoagulation treating chicken industry wastewater to recover hydrogen gas with pollutant re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tegrated optimization for organic Rankine cycle based on entransy theory and thermodynamic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decision support framework for evaluation of environmentally and economically optimal retrofit of non-domestic building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electricity system planning in a large hydro jurisdiction: Will British Columbia soon become a major importer of electricity?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Modelling and optimisation of dual fluidisation bed gasifiers for production of chemicals</text:p>
          </table:table-cell>
          <table:table-cell table:style-name="ce4" table:number-columns-repeated="3"/>
          <table:table-cell table:style-name="ce2" table:number-columns-repeated="3"/>
          <table:table-cell table:style-name="ce4" office:value-type="string" calcext:value-type="string">
            <text:p>CUT – too generalised in terms of resources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energy, various, waste</text:p>
          </table:table-cell>
          <table:table-cell table:style-name="ce4" office:value-type="string" calcext:value-type="string">
            <text:p>CUT</text:p>
          </table:table-cell>
          <table:table-cell table:number-columns-repeated="2" table:style-name="ce4" office:value-type="string" calcext:value-type="string">
            <text:p>plant (multiple components)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2" table:visibility="filter">
          <table:table-cell office:value-type="string" calcext:value-type="string">
            <text:p>Many-objective groundwater monitoring network design using bias-aware ensemble Kalman filtering, evolutionary optimization, and visual analytic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traw-to-soil or straw-to-energy? An optimal trade off in a long term sustainability perspective</text:p>
          </table:table-cell>
          <table:table-cell table:number-columns-repeated="10"/>
          <table:table-cell office:value-type="string" calcext:value-type="string">
            <text:p>energy, variou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Long-term straw to energy prospects.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electrical load for peak power of a thermoelectric module with a solar electric appli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Statistical analysis and optimization of ammonia removal from landfill leachate by sequential microwave/aeration process using factorial design and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n Automotive Radiator Fan Array Operation to Reduce Power Consump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-graph approach to optimal operational adjustment in polygeneration plants under conditions of process inoperabil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Utilization of substitutable substrates in a bioreactor under cycling: A study on process dynamics and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xidative degradation of Lurgi coal gasification wastewater: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ication of electrochemical reactor divided by cellulosic membrane for optimized simultaneous removal of phenols, chromium, and ammonia from tannery efflue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table:style-name="ce2" office:value-type="string" calcext:value-type="string">
            <text:p>Management optimisation and technologies application: A right approach to balance energy saving needs and process goals</text:p>
          </table:table-cell>
          <table:table-cell table:style-name="ce4" table:number-columns-repeated="3"/>
          <table:table-cell table:style-name="ce2" table:number-columns-repeated="3"/>
          <table:table-cell table:style-name="ce4" office:value-type="string" calcext:value-type="string">
            <text:p>CUT – not specific model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ter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various (e.g. Technologies, strategic control)</text:p>
          </table:table-cell>
          <table:table-cell table:style-name="ce4" office:value-type="string" calcext:value-type="string">
            <text:p>various</text:p>
          </table:table-cell>
          <table:table-cell table:style-name="ce4" office:value-type="string" calcext:value-type="string">
            <text:p>other</text:p>
          </table:table-cell>
          <table:table-cell table:style-name="ce4" table:number-columns-repeated="1008"/>
        </table:table-row>
        <table:table-row table:style-name="ro3" table:visibility="filter">
          <table:table-cell office:value-type="string" calcext:value-type="string">
            <text:p>Design and optimization of a proton exchange membrane fuel cell CHP system for residential us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lectrocoagulation of commercial naphthalene sulfonates: Process optimization and assessment of implementation potentia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Neuro-evolutionary optimization methodology applied to the synthesis process of ash based adsorbe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district heating and cooling pipe network of seawater-source heat pump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istrict heating network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Low-level optimistion (e.g. pipe dimensions)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optimal design of seawater-source heat pump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sizing of a solar-biogas-based cooking system for a cluster of villag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Orange G dye adsorption by activated carbon of Thespesia populnea pods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wo-step catalyzed biodiesel production from soybean waste cooking oil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diese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 (cooking oil), optimise parameters (e.g. timings)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al parameters for biodiesel production process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multi-period operational planning for steam power system in petrochemical enterprise with consideration of environmental costs in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dentifying optimal water resources allocation strategies through an interactive multi-stage stochastic fuzzy programming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ynthesis of near-optimal topologically constrained property-based water network using swarm intelligen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imulation and optimization of a membrane system for chromium recovery from tanning wast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tructure optimization of CycloBio fluidized sand biofilters based on numerical simul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nitrogen elimination at the wastewater treatment plant Kitzingen (Bavaria) | Optimierung der Stickstoff-eliminierung der kl√§ranlage Kitzingen (Bayern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fenton oxidation of wastewater generated by rape oil soapstock splitt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a microwave pretreatment of wheat straw for methane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of biomass and natural gas based IGFC using multi-objective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babilistic optimization of a continuum mechanics model to predict differential stress-induced damage in claysto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Criteria Analysis for Optimization of Sodium Chromate Production from Chromic Wast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tatistical modeling and optimization of the cadmium biosorption process in an aqueous solution using Aspergillus nig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ewage sludge conditioning and pressure dewatering by statistical modell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Supply Chains and Optimization for Biorefiner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erobic digester systems (ADS) for multiple dairy farms: A GIS analysis for optimal site sele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treatment of phenol-containing fire fighting wastewater using Fenton oxid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sponse surface optimization and artificial neural network modeling of microwave assisted natural dye extraction from pomegranate rin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st versus network length criteria in water network optimal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identification of optimal Co2 emissions-trading strategies based on an inexact two-stage chance-constrained programming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operational parameters for ethanol production from korean food waste leachate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 (food leachate), optimise parameters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al parameters for biodiesel production process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Artificial Neural Network and Genetic Algorithm Optimized Model for Biogas Production from Co-digestion of Seed Cake of Karanja and Cattle Dung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, parameter optimistion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G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al parameters for biodiesel production process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n A&lt;sup&gt;2&lt;/sup&gt;/O process for tetracycline removal via response surface methodology coupled with a Box-Behnken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integrated CHP systems for housing complex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vestigation on biogas production process from chicken processing industry wastewater using statistical analysis: Modelling and optimiza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water, parameter optimistion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gas production process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rmo-alkaline disintegration of sewage sludge for enhanced biogas yield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ludge, paramter optimiations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gas production process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dentification of optimal strategies for improving eco-resilience to floods in ecologically vulnerable regions of a wetlan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ergetic optimization of the heat recovery steam generators by imposing the total heat transfer are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ntrol of adsorption chillers by a gradient descent method for optimal cycle time allo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al optimization of solar biomass hybrid cogeneration plants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olar, boiler, parameter optimisation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simulation based on mathematical descrip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parameters for biogas production processes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election and optimization of pure and mixed working fluids for low grade heat utilization using organic rankine cyc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sign and performance characteristics of solar adsorption refrigeration system using parabolic trough collector: Experimental and statistical optimization techniqu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rocess parameters for removal of arsenic using activated carbon-based iron-containing adsorbents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st optimal segregated targeting for resource allocation network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sterification of oleic acid to biodiesel using magnetic ionic liquid: Multi-objective optimization and kinetic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argeting for optimal grid-wide deployment of carbon capture and storage (CCS) techn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for the retrofit of large scale heat exchanger networks with different intensified heat transfer techniqu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ocation optimization of wind plants in Iran by an integrated hierarchical Data Envelopment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interval-valued minimax-regret analysis approach for the identification of optimal greenhouse-gas abatement strategies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nstant flour from quality protein maize (Zea mays L). Optimization of extrusion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oagulation-flocculation process for treatment of industrial textile wastewater using okra (A. esculentus) mucilage as natural coagu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erational optimization of crude oil distillation systems using artificial neural network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al design of microalgae-based biorefinery: Economics, opportunities and challeng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fuel produ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iorefinary superstruction</text:p>
          </table:table-cell>
          <table:table-cell office:value-type="string" calcext:value-type="string">
            <text:p>MINLP</text:p>
          </table:table-cell>
          <table:table-cell office:value-type="string" calcext:value-type="string">
            <text:p>MILN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ising energy and other products from microalgae, from a range of alternative, e.g. dependent on feedstock, considering cultivation, harvesting, pretreatment, etc.</text:p>
          </table:table-cell>
          <table:table-cell office:value-type="string" calcext:value-type="string">
            <text:p>compares various pathways</text:p>
          </table:table-cell>
          <table:table-cell office:value-type="string" calcext:value-type="string">
            <text:p>refinery/chem. plant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optimization of redundant measurements location for thermal capacity of power unit steam boiler calculations using data reconciliation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Cycle efficiency optimization for ORC solar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ynthesis of biodiesel from vegetable oils wastewater sludge by in-situ subcritical methanol transesterification: Process evaluation and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cent advances in optimization-based simultaneous process and control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st-effective approach to ethanol production and optimization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sation of processing routes for a marine biorefine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sponse surface optimization of a novel pilot dryer for processing mixed forest industry bioslud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ergy and environmental performance optimization of a wooden window: A holistic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hale problems and water-based drilling fluid optimisation in the Hassi Messaoud Algerian oil fiel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estimation of kinetic parameters for heterotrophic biomass based on batch respirometric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ization of enzymatic hydrolysis of steam-exploded corn stover by two approaches: Response surface methodology or using cellulase from mixed cultures of Trichoderma reesei RUT-C30 and Aspergillus niger NL02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Photocatalytic degradation of azo dye (Reactive Red 120) in TiO2/UV system: Optimization and modeling using a response surface methodology (RSM) based on the central composite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UV-promoted peroxydisulphate oxidation of C.I. basic blue 3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isation of degradation conditions of 1,8-diazabicyclo[5.4.0]undec-7-ene in water and reaction kinetics analysis using a cocurrent downflow contactor photocatalytic reac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fficiency optimization control of group pump based on adaptive genetic algorith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gradation of the fungicide carbendazim in aqueous solutions with UV/TiO2 process: Optimization, kinetics and toxicity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pplication of the batch-to-batch and within-batch iterative optimal design strategy for pervaporation proces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land use management for soil erosion control by using an interval-parameter fuzzy two-stage stochastic programming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economic optimization of heat recovery steam generators operating parameters for combined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verse Optimization Approach to Inducing Resource Conservation in Eco-Industrial Parks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CUT</text:p>
          </table:table-cell>
          <table:table-cell table:number-columns-repeated="2" office:value-type="string" calcext:value-type="string">
            <text:p>EIP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and economics of solar cooling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esign of the optimal industrial symbiosis system to improve bioethanol produc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ethanol produ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, energy, waste, 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ater, wastewater, energy (considers place within biorefinaries, AD plants, wastewater treatment, CHP, cement production), but from biorefinery perspective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biotheanol production from inustrial symbiosis: optimal network of flows(farms, biorefinery, malt, CHP, wastewater treatment, AD etc.). Optimal regional configuration</text:p>
          </table:table-cell>
          <table:table-cell office:value-type="string" calcext:value-type="string">
            <text:p>network of processes (e.g. regional)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FD simulation and optimization of ICEs exhaust heat recovery using different coolants and fin dimensions in heat exchang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ment of an optimal operation approach in the MPC framework for heavy-haul trai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rocess optimization for arsenic adsorption onto natural zeolite incorporating metal oxides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and optimisation of purification procedure for biodiesel wash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optimisation and analysis of four Kalina cycle layouts for high temperature applic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nverting poultry litter to activated carbon: Optimal carbonization conditions and product sorption for benze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al flotation optimization using modified flotation parameters and combustible recovery in a Jameson cel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iodegradability and toxicity assessment of a real textile wastewater effluent treated by an optimized electrocoagulation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al reconfiguration of multi-plant water networks into an eco-industrial par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IP, Re-piping water networks wihtin an industrial zone, including wastewater treatment, to minimise freshwater consumption.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, waste</text:p>
          </table:table-cell>
          <table:table-cell office:value-type="string" calcext:value-type="string">
            <text:p>Re-piping water networks wihtin an industrial zone, including wastewater treatment, to minimise freshwater consumption.</text:p>
          </table:table-cell>
          <table:table-cell office:value-type="string" calcext:value-type="string">
            <text:p>EIP (water network)</text:p>
          </table:table-cell>
          <table:table-cell office:value-type="string" calcext:value-type="string">
            <text:p>EIP</text:p>
          </table:table-cell>
          <table:table-cell office:value-type="string" calcext:value-type="string">
            <text:p>water n/w integration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Computer Modeling of a CI engine for optimization of operating parameters such as compression ratio, injection timing and injection pressure for better performance and emission using diesel-diesel biodiesel blend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vironmental performance optimization using process water integration and Sustainable Process Index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characterization studies on bio-oil production from palm shell by pyrolysis using response surface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-oil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ste pyrolysis,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al parameters for bio-oil production process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eparation of porous carbon from date palm seeds and process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perimental and numerical analysis of the optimized finned-tube heat exchanger for OM314 diesel exhaust exergy recove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and experiment of submerged grinder pump grinding devi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ergy-based assessment and optimisation for energy transportation: A case study of Inner Mongolia-Tianji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Production of fermentable sugars and polyhydroxybutyrate from hybrid poplar: Response surface model optimization of a hot-water pretreatment and subsequent enzymatic hydro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integration of a solid-oxide electrolyser cell into a direct steam generation solar tower plant for zero-emission hydrogen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ynthesis of ZnO nano-sono-catalyst for degradation of reactive dye focusing on energy consumption: operational parameters influence, modeling, and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ultiobjective design of aquifer monitoring networks for optimal spatial prediction and geostatistical parameter estim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peration of a micro-combined cooling, heating and power system driven by a gas engi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ynthesis and thermo-economic design optimization of wood-gasifier-SOFC systems for small scale applications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 gasification parameter optimisation</text:p>
          </table:table-cell>
          <table:table-cell office:value-type="string" calcext:value-type="string">
            <text:p>heuristic</text:p>
          </table:table-cell>
          <table:table-cell office:value-type="string" calcext:value-type="string">
            <text:p>EA and 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rameters for gasifica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synthesis and characterization of palm shell-based bio-char as a by-product of bio-oil production proces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Bio-char quality (used as adsorbent)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e bio-oil from biomass (palm oil shel), via pyrolysi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Working interest optimization in the transport and burial of hazardous wast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daptive Genetic Algorithm for Daily Optimal Operation of Cascade Reservoirs and its Improvement Strate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Application of multivariate optimization procedures for preconcentration and determination of Au(III) and Pt(IV) in aqueous samples with graphene oxide by X-ray fluorescence spectromet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sation of total phenolic acids extraction from mandarin peels using microwave energy: The importance of the Maillard rea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optimization of computational stock market model based complex adaptive cyber physical logistics system: A computational intelligence perspectiv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ization decision support approach for risk analysis of carbon emission trading in electric power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fe cycle optimisation (LCO) of product systems with consideration of occupational fatali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dentification of optimal placements of best management practices through an interval-fuzzy possibilistic programming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cess parameters optimization of superheated steam drying for slud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catalytic biodiesel production from pomace oil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ensor fault diagnosis based on ensemble empirical mode decomposition and optimized least squares support vector machi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ustainable supply chain optimisation: An industrial case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roteases pretreatment on natural dyeing of wool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etreatment of wastewater: Optimal coagulant selection using Partial Order Scaling Analysis (POSA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7" table:visibility="filter">
          <table:table-cell office:value-type="string" calcext:value-type="string">
            <text:p>Optimal waste decomposition - Landfill as treatment proces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Optimise landfill site configuration to maximise gas production from leachate (gradient solution to ODEs)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Nonlinear 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landfill sit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a cogeneration plant for power and desalination taking equipment reliability into consideration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coupling of desalination and power generation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ighly 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oupling desalination and cogeneration</text:p>
          </table:table-cell>
          <table:table-cell office:value-type="string" calcext:value-type="string">
            <text:p>Unknown (mathematical programme)</text:p>
          </table:table-cell>
          <table:table-cell office:value-type="string" calcext:value-type="string">
            <text:p>Unknown mathematical program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ter</text:p>
          </table:table-cell>
          <table:table-cell office:value-type="string" calcext:value-type="string">
            <text:p>cogeneration and desalination</text:p>
          </table:table-cell>
          <table:table-cell office:value-type="string" calcext:value-type="string">
            <text:p>coupled desalination and cogeneration</text:p>
          </table:table-cell>
          <table:table-cell office:value-type="string" calcext:value-type="string">
            <text:p>plant (couple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isjunctive fuzzy optimisation for planning and synthesis of bioenergy-based industrial symbiosis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inch-based and disjunctive optimization for process integration of wastewater interception with mass and property constrai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isation-based environmental decision support system for sustainable development in a rural area in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hanced Simulation-Optimization Approach Using Surrogate Modeling for Solving Inverse Probl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Optimisation and investment analysis of two biomass-to-heat supply chain structur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biomass from heat supply 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Heat from biomass supply chain</text:p>
          </table:table-cell>
          <table:table-cell table:number-columns-repeated="2" office:value-type="string" calcext:value-type="string">
            <text:p>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ising supply chain of agricultural residues to heat</text:p>
          </table:table-cell>
          <table:table-cell office:value-type="string" calcext:value-type="string">
            <text:p>supply chain with linked processes (e.g. pelleting, CHP, heat distribution, electricity transmission)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sation of sludge disruption by soni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Wastewater flocculation using a new hybrid copolymer: Modeling and optimization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6" table:visibility="filter">
          <table:table-cell office:value-type="string" calcext:value-type="string">
            <text:p>Tartrazine degradation and mineralization by electrooxidation. Optimization of the operating conditions | Degradaci√≥n y mineralizaci√≥n de tartrazina mediante electrooxidaci√≥n. Optimizaci√≥n de las condiciones de operaci√≥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Development of optimization model for budget distribution to countermeasures against livestock manure management (study on reasonable budget planning for effective utilization of livestock manure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icrowave-assisted optimization of platinum-nickel nanoalloys for catalytic water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Real-time optimization of the pulp mill benchmark probl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enzymatic hydrolysis of prairie cordgrass for improved ethanol produc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,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rameters for ethanol production from an energy crop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stimating soil hydraulic parameters from transient flow experiments in a centrifuge using parameter optimization techniqu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ication of response surface methodology for optimization of lead biosorption in an aqueous solution by Aspergillus nig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modeling study by response surface methodology (RSM) and artificial neural network (ANN) on Cu2+ adsorption optimization using light expended clay aggregate (LECA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design of RO system for water purific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creening, optimization and kinetics of Jatropha curcas oil transesterification with heterogeneous catalys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groundwater remediation using artificial neural networks with parallel solute transport model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ulti-objective optimization methodology to size cogeneration systems for managing flares from uncertain sources during abnormal process oper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efficient multi criteria process optimization framework: Sustainable improvement of the Dimethyl Ether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ocation optimization of solar plants by an integrated hierarchical DEA PCA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sampling strategy for measurement of biomass properties during full-scale compost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ed removal of antibiotic drugs from aqueous solutions using single, double and multi-walled carbon nanotub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tegrated approach to the optimization of in-plant wastewater interception with mass and property constrai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perational adjustment in multi-functional energy systems in response to process inoperabil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lectrochemical treatment of acrylic dye-bearing textile wastewater: Optimization of operating parameter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enzymatic hydrolysis of corn stover for improved ethanol produc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, parameter optimis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ethanol production from an agricultural residue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H2O2 dosage in microwave-H 2O2 process for sludge pretreatment with uniform design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nano- and microiron transport through sand columns using polyelectrolyte mixtur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collector and basin areas for a higher yield for active solar stil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ing an optimal valve closing rule curve for real-time pressure control in pip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al control of the activated sludge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ffects and optimization of selected operating variables on laccase production from Pycnoporus sanguineus in stirred tank reac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imulation and optimization of batch autohydrolysis of wheat straw to monosaccharides and oligosaccharid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erating condition optimization of corncob hydrothermal conversion for bio-oil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ecological footprint model based on environmental pollution accounts: A case study in Pearl River Delta urban agglome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chitosan flocculation for microalgal-bacterial biomass harvesting via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ization model of carbon sinks in CDM forestry projects based on interval linear programm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Biodiesel development from rice bran oil: Transesterification process optimization and fuel characteriza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diese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ice bran oil,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rameters for biodiesel from rice bran oil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zymatic decolorization of Orange II: Optimization by response surface methodology and pathwa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Optimal design of ethanol supply chains considering carbon trading effects and multiple technologies for side-product exploitation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ethanol productio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¸ energy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Ethanol plant, biogas plant, CHP plant, biomass land. Meet demand at reduced emissions, 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ising supply chain for bioethanol production (ethanol plant, biogas plant, CHP, etc.), from energy crops.</text:p>
          </table:table-cell>
          <table:table-cell office:value-type="string" calcext:value-type="string">
            <text:p>Regional supply chain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ynamic monitoring network design and identification of unknown groundwater pollution sour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study of performance output of a multivane air engine applying optimal injection and vane ang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hemical coagulation of combined sewer overflow: Heavy metal removal and treatment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approach of balancing life cycle cost and environmental impacts on residential building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fleetwide emissions reductions for passenger ferries: An application of a mixed-integer nonlinear programming model for the New York-New Jersey Harb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ulture conditions for hydrogen production by Ethanoligenens harbinense B49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velopment of unknown pollution source identification models using GMS ANN-based simulation optimization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Numerical optimization on hydrodynamic characteristics of internal-loop fluidized bed based upon structure parameter response relationship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process cogeneration systems with economic, environmental, and social tradeoff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M10 emission forecasting using artificial neural networks and genetic algorithm input variable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velopment of a biorefinery optimized biofuel supply curve for the Western United Stat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horizontal shape of CO2 injected domain and the depths of release in moving-ship type CO2 ocean sequestr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alysis of optimization potential in commercial biomass gasification plants using process simulation</text:p>
          </table:table-cell>
          <table:table-cell table:number-columns-repeated="2" office:value-type="string" calcext:value-type="string">
            <text:p>energy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iomass gasification, parameter optimisation</text:p>
          </table:table-cell>
          <table:table-cell office:value-type="string" calcext:value-type="string">
            <text:p>simulation</text:p>
          </table:table-cell>
          <table:table-cell office:value-type="string" calcext:value-type="string">
            <text:p>plant simul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y, various, waste</text:p>
          </table:table-cell>
          <table:table-cell office:value-type="string" calcext:value-type="string">
            <text:p>optimal parameters for biomass gasification (e.g. waste wood),to provide CHP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ling and optimization of drying variables in thin layer drying of parboiled pad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Forecasting GHG emissions using an optimized artificial neural network model based on correlation and principal component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New cultural treatments and yield optimis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Biodegradation of dye solution containing Malachite Green: Optimization of effective parameters using Taguchi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amilies of optimal thermodynamic solutions for combined cycle gas turbine (CCGT) power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ization of vane numbers through simulation and experiment, and investigation of the effect on the performance and emissions of a CI (compression ignition) engine run with biodies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ing anaerobic co-digestion plants: MIR online instrumentation and dynamic real-time substrate feed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photocatalytic degradation of Alcian Blue 8 GX in the presence of TiO2 suspens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ugarcane farming as a multipurpose crop for energy and food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ergoeconomic optimization of black liquor gasification combined cycle using evolutionary and conventional iterative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 application of life cycle assessment to process optimis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remediation operations at petroleum-contaminated sites through a simulation-based stochastic-MCDA approach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n the systematic design and selection of optimal working fluids for Organic Rankine Cyc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optimization of a neoteric geothermal poly-generation system in an oilfiel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al operation of alternating activated sludge proces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xperimental optimization of a solar still: Application to alcohol distill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luids and parameters optimization for a novel cogeneration system driven by low-temperature geothermal sour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nversion of degummed soybean oil to biodiesel: Optimization of degumming methods and evaluation of fuel proper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ization of biostimulant for bioremediation of contaminated coastal sediment by response surface methodology (RSM) and evaluation of microbial diversity by pyrosequenc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s(V) adsorption on Fe-RH-MCM-41-immobilized GAC using Box-Behnken Design: Effects of pH, loadings, and initial concentr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Stabilized landfill leachate treatment by sugarcane bagasse derived activated carbon for removal of color, COD and NH&lt;inf&gt;3&lt;/inf&gt;-N - Optimization of preparation conditions by RS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rmal-dilute sulfuric acid pretreatment for enhancement of methane production from cassava residu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mechanical stirring technology in anaerobic fermentation treating algae and pilot trial valid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too narrow a focus ('mechanical stirring technology')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 fin-tube type adsorption chiller by design of experi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sation of sludge pretreatment by low frequency sonication under press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Enhanced decolorization efficiency of acid orange 7 by electric field granular-activated carbon combined system and its statistical optimization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Synthesis of an optimal wastewater reuse network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FD optimization of continuous stirred-tank (CSTR) reactor for biohydrogen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-graph approach for GDP-optimal allocation of resources, commodities and capital in economic systems under climate change-induced crisis condi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alibration of a growth model for tomato seedlings (TOMSEED) based on heuristic optimis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imulation of transient seawater intrusion in coastal aquifers using optimization techniqu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tudy and optimization of a solar subcritical organic Rankine cycl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oil extraction from olive pomace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 mist chamber (cofer scrubber) for sampling water-soluble organics in ai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batch mass exchange networks with multipurpose exchange uni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too narrow a focus ('batch exchange')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hydrothermal treatment of biomass and characterization of liquid produc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can't access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nhancement photocatalytic activity of ZnO nanoparticles by silver doping with optimization of photodeposition method parameter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characterization of sodium carboxymethyl cellulose with a high degree of substitution prepared from bamboo shaving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Genetic optimization of multi-plant heat production in district heating network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modeling of hexavalent chromium removal from aqueous solution via adsorption on multiwalled carbon nanotub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ual-interval two-stage optimization for flood management and risk analys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FD optimization of continuous stirred-tank (CSTR) reactor for biohydrogen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hotochemical oxidative decolorization of C. I. basic red 46 by UV/H2O2 process: Optimization using response surface methodology and kinetic model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evaporative extraction of natural emulsifier cum surfactant from Sapindus mukorossi-Characterization and cost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tegrating multi-objective optimization with computational fluid dynamics to optimize boiler combustion process of a coal fired power pla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processing pathway selection for microalgae-based biorefinery under uncertain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icroalgae (as a negative demand!) to various outputs via a superstructure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, transpor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optimise the pathway of microalgae to various outputs (biofuels, animal feed, etc.), e.g. via cultivation, extraction, transesterification etc.</text:p>
          </table:table-cell>
          <table:table-cell table:number-columns-repeated="2" office:value-type="string" calcext:value-type="string">
            <text:p>MINL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ise the pathway of microalgae to various outputs (biofuels, animal feed, etc.), e.g. via cultivation, extraction, transesterification etc.</text:p>
          </table:table-cell>
          <table:table-cell office:value-type="string" calcext:value-type="string">
            <text:p>pathways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biomass-* integration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echnological procedure for amygdalin isolation from plum seeds (Pruni domesticae semen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ion beam, target type and size for accelerator driven systems: Implications to the associated accelerator pow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Brine discharge from desalination plants: a modeling approach to an optimized outfall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lectrochemical oxidation of landfill leachate in a flow reactor: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struvite fertilizer formation from baker's yeast wastewater: Growth and nutrition of maize and tomato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generalized optimization model of microbially driven aquatic biogeochemistry based on thermodynamic, kinetic, and stoichiometric ecological theor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lignin production from empty fruit bunch via liquefaction with ionic liqui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ffects of electrophoretic deposition parameters on the photocatalytic activity of TiO2 films: Optimization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coal flotation procedure using the Plackett-Burman design methodology and kinetic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Neural optimization of axial- and radial-flow microreactors for hydrogen production by steam reforming of methano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gitation and aeration for very high gravity ethanol fermentation from sweet sorghum juice by saccharomyces cerevisiae using an orthogonal array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ethanol production from intermediates of sugar beet processing by response surface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eth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bioethanol from sugar beet processing intermediates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ethanol from sugar beet processing intermediate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graphene oxide foam with enhanced performance and high selectivity for mercury removal from 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sponse surface methodology optimization of nickel (II) removal using pigeon pea pod biosorb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ization of the process parameters for the removal of reactive yellow dye by the low cost Setaria verticillata carbon using response surface methodology: Thermodynamic, kinetic, and equilibrium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6" table:visibility="filter">
          <table:table-cell office:value-type="string" calcext:value-type="string">
            <text:p>Artificial intelligence based modeling and optimization of poly(3-hydroxybutyrate-co-3-hydroxyvalerate) production process by using Azohydromonas lata MTCC 2311 from cane molasses supplemented with volatile fatty acids: A genetic algorithm paradig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cale-up of a dye adsorption process using chemically modified rice husk: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ication of response surface methodology (RSM) for optimization of color removal from POME by granular activated carb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ying a multi-criteria genetic algorithm framework for brownfield reuse optimization: Improving redevelopment options based on stakeholder preferen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perating conditions for maximum biogas production in anaerobic bioreactor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gas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biogas production from waste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FORTRAN solution to system of 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gas production from waste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ustainability assessment for biodiesel production via fuzzy optimisation during research and development (R&amp;D) sta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entral composite design optimization of biological dye removal in the presence of macroalgae Chara sp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rocess optimization for microwave-assisted direct liquefaction of Sargassum polycystum C. Agardh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Yield optimization and rational function modelling of enzymatic hydrolysis of wheat straw pretreated by NaOH-delignification, autohydrolysis and their combin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al regulations for sustainable chemical manufactur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, kinetic and thermodynamic studies for removal of Brilliant Red (X-3B) using Tannin g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TSI metamodels-based multi-objective robust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pplication of robust optimization in matrix-based LCI for decision making under uncertain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athematical modelling and optimization of hydrogen continuous production in a fixed bed bioreactor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ydrogen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hydrogen production from agro-industrial waste by-product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hydrogen production from agro-industrial waste by-product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operations conditions in membrane bioreactors through the use of ASM3 model simul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evaluation of an air-recirculated stripping for ammonia removal from the anaerobic digestate of pig man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ontinuous hydrogen production from co-fermenting molasses with liquid swine manure in an anaerobic sequencing batch reactor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ydrogen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hydrogen production from wastes, by anaerobic digestion</text:p>
          </table:table-cell>
          <table:table-cell table:style-name="ce9" office:value-type="string" calcext:value-type="string">
            <text:p>Unknown mathematical programme</text:p>
          </table:table-cell>
          <table:table-cell office:value-type="string" calcext:value-type="string">
            <text:p>Unknown mathematical program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hydrogen production from wastes, by anaerobic diges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cess optimisation of porous carbon preparation from date palm pits and adsorption kinetics of methylene blu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ulti-objective optimization of VOC recovery and reuse in crude oil load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Not our focus (crude oil tanker)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Fenton and photo-Fenton treatment of distillery effluent and optimization of treatment conditions with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ing, instrumentation, automation, and optimization of wastewater treatment facilit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CFD (computational fluid dynamics) study for optimization of gas injector orientation for performance improvement of a dual-fuel diesel engin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sponse surface methodology for the optimization of the electrochemical degradation of phenol on Pb/Pbo 2 electrod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alysis of effective diffusivity of sludge in superheated steam drying based on Fourier number method and optimization metho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8" table:visibility="filter">
          <table:table-cell office:value-type="string" calcext:value-type="string">
            <text:p>Focusing on the optimization for scale up in airlift bioreactors and the production of Chlamydomonas Reinhardtii as a model microorganism | Hava kaldi{dotless}rmali{dotless} biyoreakt√∂rlerin √∂l√ßek b√ºy√ºtme s√ºrecinde optimizasyon ve model mikroorganizma olarak Chlamydomonas Reinhardtii √ºretimi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sono-assisted dilute sulfuric acid process for simultaneous pretreatment and saccharification of rice straw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and characterization of sliced activated carbon prepared from date palm tree fronds by physical activ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dsorption optimization of acyclovir on prepared activated carb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biomethane production by anaerobic digestion of palm oil mill effluent using response surface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methane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biomethane production from palm oil mill effluent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methane production from palm oil mill effluent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xergetic optimization of basic system components for maximizing exergetic efficiency of solar combisystems by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Study on flow parameters optimisation for marine gas turbine intercooler system based on simulation experi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levulinic acid from lignocellulosic biomass using a new hybrid catalys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ultiobjective optimisation of production, distribution and capacity planning of global supply chains in the process industr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generally define global agrochemical supply chain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agriculture, biorefinery, transport</text:p>
          </table:table-cell>
          <table:table-cell office:value-type="string" calcext:value-type="string">
            <text:p>integrated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Generally defined. Global agrochemical supply chain optmisation (production, distribution, capacity expansion)</text:p>
          </table:table-cell>
          <table:table-cell table:number-columns-repeated="2" office:value-type="string" calcext:value-type="string">
            <text:p>MI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Global agrochemical supply chain optmisation (production, distribution, capacity expansion)</text:p>
          </table:table-cell>
          <table:table-cell table:number-columns-repeated="2" office:value-type="string" calcext:value-type="string">
            <text:p>global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icrowave-Assisted Extraction of Wax from Oily Sludge: An Experimental Study and its Process Variables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hallenges in the new millennium: Product discovery and design, enterprise and supply chain optimization, global life cycle assess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Composite sorbent of methanol " LiCl in mesoporous silica gel" for adsorption cooling: Dynamic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hermodynamic analysis and optimization of the Brayton process in a heat recovery system of paper machin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C.I. Acid Red 14 azo dye removal by electrocoagulation batch process with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al cultivation of simultaneous ammonium and phosphorus removal aerobic granular sludge in A/O/A sequencing batch reactor and the assessment of functional organis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conceptual approach on downwind optimization of processes for air pollution contro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nzymatic hydrolysis optimization of microwave alkali pretreated wheat straw and ethanol production by yeas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pongiochloris sp. biomass production in the abattoir digestat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Biomass supply chain optimisation via novel Biomass Element Life Cycle Analysis (BELCA)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design and operation of a syngas-fuelled SOFC micro-CHP system for residential applications in different climate zones in Chin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just domestic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cess optimization of nanocrystalline cellulose from sunflower seed hull and its character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rocess optimization of anaerobic fermentation with mixed material of food garbage and cow du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for anaerobic pretreatment of municipal wastewat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ioprocessing of proximally analyzed wheat straw for enhanced cellulase production through process optimization with trichoderma viride under SSF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velopment of green technology for extraction of nickel from spent catalyst and its optimiza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sponse surface optimization of corn stover pretreatment using dilute phosphoric acid for enzymatic hydrolysis and ethanol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echnology for hydrogen production by anaerobic fermentation of swine manures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ydroenergy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hydrogen production from swine manures, by anaerobic ferment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hydrogen production from swine manures, by anaerobic fermentation</text:p>
          </table:table-cell>
          <table:table-cell table:number-columns-repeated="2" office:value-type="string" calcext:value-type="string">
            <text:p>plant (multiple components)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duction of low dissolved oxygen limited filamentous bulking and optimization of nitrogen and phosphorus remova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heavy metal removal from aqueous solutions by maghemite (Œ≥-Fe2O3) nanoparticles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mechanism of bed material coating in dual fluidized bed biomass steam gasification plants and its impact on plant optimiz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design of adsorption chillers based on a validated dynamic object-oriented mode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raw material mixtures in the production of biodiesel from vegetable and used frying oils regarding quality requirements in terms of cold flow properties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iodiese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biodiesel production from waste oils</text:p>
          </table:table-cell>
          <table:table-cell office:value-type="string" calcext:value-type="string">
            <text:p>Experimental</text:p>
          </table:table-cell>
          <table:table-cell office:value-type="string" calcext:value-type="string">
            <text:p>CUT –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biodiesel production from oil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odel optimization of cadmium and accumulation in switchgrass (Panicum virgatum L.): potential use for ecological phytoremediation in Cd-contaminated soi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combustion of SOME (soybean oil methyl ester), B5, B10, B20 and petrodiesel in a semi industrial boil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photocatalytic degradation of Reactive Blue 2 by TiO 2/UV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reparation of microporous activated carbon with high surface area from Spartina alterniflora and its p-nitroaniline adsorption characteristic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thermodynamic analysis of high temperature gas-cooled reactors for optimal waste heat recovery and hydrogen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just energy sector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termining optimal growth conditions for the highest biomass microalgae species in lithuanian part of the Curonian Lagoon for further cultiv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retreatment conditions using full factorial design and enzymatic convertibility of shea tree sawdus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naerobic baffled reactor (abr) using artificial neural network in municipal wastewater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hoto-Fenton process parameters on carbofuran degradation using central composite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preparation for large surface area activated carbon from date (Phoenix dactylifera L.) stone bioma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optimization of As(V) removal over mesoporous alumina by using response surface methodology and adsorption mechanis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efficiency on partial nitrification under the mode of alternating anoxic/oxic in sequencing batch reac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Leveling optimization of resource in construction engineering based on integrated network diagram method and genetic algorith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Artificial neural network-genetic algorithm based optimization for the adsorption of phenol red (PR) onto gold and titanium dioxide nanoparticles loaded on activated carb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free fatty acids reduction in Calophyllum inophyllum (pinnai) oil using modified zirconia catalyst for biodiesel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arameter optimization of activated carbon production from agave sisalana and punica granatum peel: Adsorbents for C.I. reactive orange 4 removal from aqueous solu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Acid hydrolysis of corn stover using hydrochloric acid: Kinetic modeling and statistical optimization | Kisela hidroliza kukuruzovine pomoƒÜu hlorovodoniƒåne kiseline: kinetiƒåko modelovanje i statistiƒåka optimizacija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n optimized pathway for phosphate ions removal from aqueous solution based on experimental design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Reactive Red 15 biosorption on oil-tea cake: Optimization using response surface methodology and mechanis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hydrogen production in in-situ catalytic adsorption (ICA) steam gasification based on response surface methodology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hydrogen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hydrogen production from biomass gasification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various</text:p>
          </table:table-cell>
          <table:table-cell office:value-type="string" calcext:value-type="string">
            <text:p>optimal parameters for hydrogen production from biomass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ed and functionalized paper sludge activated with potassium fluoride for single and binary adsorption of reactive dy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d evaluation of CBSOL LE red wool dye adsorption from aqueous solution onto commercial activated carb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fertilization rate for maximizing periphyton production on artificial substrates and the implications for periphyton-based aquacult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aking adsorptive chillers faster by a proper choice of adsorption isobar shape: Comparison of optimal and real adsorbe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lternative options for SO2 emissions control in the Mexican electrical secto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Using D-optimal experimental design to optimise remazol black B mineralisation by Fenton-like peroxid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ixed integer optimal control of an intermittently aerated sequencing batch reactor for wastewater treat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ultrasonic reactor geometry for biodiesel production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1" table:visibility="filter">
          <table:table-cell office:value-type="string" calcext:value-type="string">
            <text:p>Optimization of greenhouse substrate heat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Removal of Copper(II) Ions from Aqueous Solution on Chitosan and Cross-Linked Chitosan Bead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iosorption of ammoniacal nitrogen from aqueous solutions with low-cost biomaterials: Kinetics and optimization of contact tim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decision support system for ore blending cost optimization problem of blast furnac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butanol production from corn straw hydrolysate by Clostridium acetobutylicum using response surface method</text:p>
          </table:table-cell>
          <table:table-cell office:value-type="string" calcext:value-type="string">
            <text:p>fuel production</text:p>
          </table:table-cell>
          <table:table-cell office:value-type="string" calcext:value-type="string">
            <text:p>butanol production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optimal parameters for butanol production from corn stalk</text:p>
          </table:table-cell>
          <table:table-cell office:value-type="string" calcext:value-type="string">
            <text:p>Experimental (and statistical)</text:p>
          </table:table-cell>
          <table:table-cell office:value-type="string" calcext:value-type="string">
            <text:p>CUT – response surface methodology, experime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rgy, waste</text:p>
          </table:table-cell>
          <table:table-cell office:value-type="string" calcext:value-type="string">
            <text:p>optimal parameters for hydrogen production from corn stalk</text:p>
          </table:table-cell>
          <table:table-cell table:number-columns-repeated="2" office:value-type="string" calcext:value-type="string">
            <text:p>plant</text:p>
          </table:table-cell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ication of an inverse neural network model for the identification of optimal amendment to reduce copper toxicity in phytoremediated contaminated soi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termination of optimal conditions for 5-methyl-benzotriazole biodegradation with activated sludge communities by dilution of the inoculu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a log wood boiler through CFD simulation method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microwave-assisted extraction of polyphenols from Quercus bark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alkali, big bluestem particle size, and extruder parameters for maximum enzymatic sugar recovery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Response surface modeling and optimization of microcystin-LR removal from aqueous phase by polyacrylamide/sodium alginate‚Äìmontmorillonite superabsorbent nanocomposit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analysis of convective-radiative longitudinal fins with temperature-dependent properties and different section shapes and material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ntinuous production of biodiesel with supercritical methanol: Optimization of a scale-up plug flow reactor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multiple-effect evaporation in the pulp and paper industry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al economic strategy for the multiperiod design and long-term operation of natural gas combined cycle power pla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Field synergy analysis and optimization of the convective mass transfer in photocatalytic oxidation reactor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catalytic glycerol steam reforming to light olefins using Cu/ZSM-5 catalys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modeling framework for maintenance optimization of electrical components based on fuzzy logic and effective a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and control optimization of microclimate liquid cooling systems underneath protective cloth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integrated site characterization-to-optimization study for commercial-scale carbon dioxide storag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Taguchi approach for co-gasification optimization of torrefied biomass and coa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just energy (co-gasification of biomass and coal)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operation strategy of batch vacuum distillation for sulfuric acid recycling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covering urea from human urine by bio-sorption onto Microwave Activated Carbonized Coconut Shells: Equilibrium, kinetics, optimization and field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n optimal design analysis method for heat recovery devices in building applic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physical parameters for batch mode Zn (II) ion removal from liquid phase: A potential biosorption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and kinetic study of Fenton process for treatment of landfill leachat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iodiesel production by supercritical methyl acetat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Modelling and optimization of xylose and glucoseproduction from napier grass using hybrid pre-treatment techniqu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moval of xylenol orange from its aqueous solution using SDS self-microemulsifying systems: Optimization by Box-Behnken statistical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fe-cycle costs and emissions of pareto-optimal residential roof-mounted photovoltaic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ssessment and optimization of an ultrasound-assisted washing process using organic solvents for polychlorinated biphenyl-contaminated soil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table:style-name="ce2" office:value-type="string" calcext:value-type="string">
            <text:p>A framework for the optimal multicriteria design of networks of small hydro turbines in polluted streams</text:p>
          </table:table-cell>
          <table:table-cell table:number-columns-repeated="3" table:style-name="ce4" office:value-type="string" calcext:value-type="string">
            <text:p>energy</text:p>
          </table:table-cell>
          <table:table-cell table:style-name="ce2" table:number-columns-repeated="3"/>
          <table:table-cell table:style-name="ce4" office:value-type="string" calcext:value-type="string">
            <text:p>optimal network of small hydroturbines (rivers)</text:p>
          </table:table-cell>
          <table:table-cell table:number-columns-repeated="2" table:style-name="ce4" office:value-type="string" calcext:value-type="string">
            <text:p>CUT – can't access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energy, water</text:p>
          </table:table-cell>
          <table:table-cell table:style-name="ce4" office:value-type="string" calcext:value-type="string">
            <text:p>CUT</text:p>
          </table:table-cell>
          <table:table-cell table:style-name="ce4" office:value-type="string" calcext:value-type="string">
            <text:p>to meed local demand (for a town), but 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energy-* integration</text:p>
          </table:table-cell>
          <table:table-cell table:style-name="ce4" table:number-columns-repeated="1008"/>
        </table:table-row>
        <table:table-row table:style-name="ro2" table:visibility="filter">
          <table:table-cell office:value-type="string" calcext:value-type="string">
            <text:p>An optimization study on transesterification catalyzed by the activated carbide slag through the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two-stage optimal planning and design method for combined cooling, heat and power microgrid syst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drying of low-grade coal with high moisture content using a disc drye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ication of taguchi methods for the optimization of factors affecting engine performance and emission of exhaust gas recirculation in steam-injected diesel engin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Response surface method and genetic algorithm assisted optimal synthesis of biodiesel from high free fatty acid sal oil (Shorea robusta) using ion-exchange resin at high temperatur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 Parallel Computing Framework for Finding the Supported Solutions to a Biobjective Network Optimization Proble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high surface area activated carbon production from Enteromorpha prolifra with low-dose activating ag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use of simulation modelling for optimisation of phosphorus removal in sewage treatment under varying influent load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 multi-criteria approach for the optimal selection of working fluid and design parameters in Organic Rankine Cycle system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saccharification of sweet sorghum bagasse using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the production parameters of octyl ester biolubricant using Taguchi's design method and physico-chemical characterization of the produc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preparation of activated carbon from cotton stalk by microwave assisted phosphoric acid-chemical activ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alkaline pretreatment of sludge before anaerobic diges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dsorption Optimization of Lead (II) Using Saccharum Bengalense as a Non-Conventional Low Cost Biosorbent: Isotherm and Thermodynamics Model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rmal performance in a Chinese traditional heating system - Burning cav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Global against divided optimization for the participation of an EV aggregator in the day-ahead electricity market. Part II: Numerical analysi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moval and recovery of Ni(II) ions from synthetic wastewater using surface modified Strychnos potatorum seeds: experimental optimization and mechanism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andfill leachate treatment using an electrochemical technique: An optimized proces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the methods of nonpolluting biomineral fertilizers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ed photodegradation of reactive blue 19 on TiO2 and ZnO suspens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working pairs for solar adsorption cooling applic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gronomy towards the Green Economy. Optimization of metal phytoextra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Parameters optimization of sludge electroosmosis dewatering through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Equilibrium solubility of carbon dioxide in aqueous blend of monoethanolamine (MEA) and 2-1-piperazinyl-ethylamine (PZEA) solutions: Experimental and optimization stud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dilute-phosphoric-acid steam pretreatment of Eucalyptus benthamii for biofuel produc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Design of optimal groundwater remediation systems under flexible environmental-standard constraint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ystematic description of direct push sensor systems: A conceptual framework for system decomposition as a basis for the optimal sensor system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colorization of malachite green dye from wastewater by populus deltoides: Three-level Box-Behnken design optimization, equilibrium, and kinetic studi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Performance optimization analyses and parametric design criteria of a dye-sensitized solar cell thermoelectric hybrid devic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4" table:visibility="filter">
          <table:table-cell office:value-type="string" calcext:value-type="string">
            <text:p>Optimization of the TiO&lt;inf&gt;2&lt;/inf&gt;/Ge composition by the response surface method of photocatalytic degradation under ultraviolet-A irradiation and the toxicity reduction of amoxicilli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adsorbent for adsorptive heat transformers: Dynamic consider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n simulation and optimization of one natural gas industry system under the rough environm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brilliant green biosorption by native and acid-activated watermelon rind as low-cost adsorb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emergy sustainability index for biodiesel supply network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sustainability index, rather than optimal design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Design and optimization of simultaneous biosorption and bioaccumulation (SBB) system: A potential method for removal of Zn(II) ion from liquid phas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Microencapsulation of Fish Oil with Gum Arabic/Casein/Beta-Cyclodextrin Mixtures by Spray Dry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Computational modelling of the condensation of fast pyrolysis vapours in a quenching column. Part A: Hydrodynamics, heat transfer and design optimis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odelling and optimization of syngas production from methane dry reforming over ceria-supported cobalt catalyst using artificial neural networks and Box-Behnken desig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New approach for optimal electricity planning and dispatching with hourly time-scale air quality and health consider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Evaluation and optimization of single stage absorption chiller using (LiCl + H2O) as the working pair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mesoporous activated carbon from coconut shells by chemical activation with phosphoric acid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Life cycle costs for the optimized production of hydrogen and biogas from microalga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Air quality prediction using optimal neural networks with stochastic variabl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Simulated carbon and nitrogen dynamics in blue grama swards subject to above- and belowground grazing, irrigation and fertilization part II. The grazing optimization no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The conflict between optimization and regularity in building behaviour of the caddisfly, Chaetopteryx villosa fabr. (Limnephilidae: Prichoptera), larvae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ization of 2-D electrode configuration for electrokinetic remedi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Modeling optimal dietary pigmentation strategies in farmed Atlantic salmon: Application of mixed-integer non-linear mathematical programming technique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pplying tabu search and simulated annealing on the optimal design of sewer networks-a case study of national chung hsing universit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Investigation of the optimal carbon-nitrogen ratio and carbohydrate-nutrient blend for mixed-acid batch ferment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Optimization of soda pulping process of lignocellulosic residues of lemon and sofia grasses produced after steam distillation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Optimal estimation for global ground-level fine particulate matter concentration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Advanced oxidative decolorization of red c1-5b: Effects of dye concentration, process optimization and reaction kinetics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Remediation of a Diesel-Contaminated Soil Using a Fenton-Like Advanced Oxidation Process: Optimization by Response Surface Methodology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2" table:visibility="filter">
          <table:table-cell office:value-type="string" calcext:value-type="string">
            <text:p>Biogas as renewable raw material for syngas production by tri-reforming process over NiCeO2 catalysts: Optimal operative condition and effect of nickel content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office:value-type="string" calcext:value-type="string">
            <text:p>just energy</text:p>
          </table:table-cell>
          <table:table-cell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3" table:visibility="filter">
          <table:table-cell office:value-type="string" calcext:value-type="string">
            <text:p>Identification of nuclear transients via optimized fuzzy clustering</text:p>
          </table:table-cell>
          <table:table-cell table:number-columns-repeated="11"/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other</text:p>
          </table:table-cell>
          <table:table-cell table:number-columns-repeated="1008"/>
        </table:table-row>
        <table:table-row table:style-name="ro7" table:number-rows-repeated="10476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P928" table:display-filter-buttons="true" table:orientation="column">
          <table:filter>
            <table:filter-or>
              <table:filter-and>
                <table:filter-condition table:field-number="12" table:value="wood suppliers, processors, markets, powerplant network" table:operator="=">
                  <table:filter-set-item table:value="wood suppliers, processors, markets, powerplant network"/>
                  <table:filter-set-item table:value="Waste-to-district-heat"/>
                  <table:filter-set-item table:value="waste to energy in cogeneration plant"/>
                  <table:filter-set-item table:value="trade-offs (energy, water, materials, costs) in biofuel production"/>
                  <table:filter-set-item table:value="technologies, inputs, outputs, to calculate energy requirements for water, under various scenarios"/>
                  <table:filter-set-item table:value="superstructure of water and wastewater streams"/>
                  <table:filter-set-item table:value="simultatious minimizing of energy and water use"/>
                  <table:filter-set-item table:value="water and wastewater integration and optimisation (also considering electricity consumption)"/>
                  <table:filter-set-item table:value="simultaneously optimize heat exchanger and wastewater networks (where water is used for heating), before water is finally discharged. Minimise total cost. E.g. minimising the temperature differentials to be overcome."/>
                  <table:filter-set-item table:value="Re-piping water networks wihtin an industrial zone, including wastewater treatment, to minimise freshwater consumption."/>
                  <table:filter-set-item table:value="Plant parameters for LiOH optimal reduction of energy and water"/>
                  <table:filter-set-item table:value="pipes, pumps, storage, reuse, regeneration, treatment etc. within agriculture"/>
                  <table:filter-set-item table:value="Parameters within the oxidation ditch of an wastewater treatment plant"/>
                  <table:filter-set-item table:value="parameters for maximum biofuel production"/>
                  <table:filter-set-item table:value="optimising supply chain of agricultural residues to heat"/>
                  <table:filter-set-item table:value="Optimising heat recovery, and (waste)water usage within industrial processes. Superstructure based."/>
                  <table:filter-set-item table:value="Optimise within the process industry"/>
                  <table:filter-set-item table:value="optimise wastewater reuse, to minimise freshwater consumption in palm oil production"/>
                  <table:filter-set-item table:value="Optimised, as measured by emergy"/>
                  <table:filter-set-item table:value="optimise waste-based fertilizer strategy for cultivating energy crops"/>
                  <table:filter-set-item table:value="optimise the pathway of microalgae to various outputs (biofuels, animal feed, etc.), e.g. via cultivation, extraction, transesterification etc."/>
                  <table:filter-set-item table:value="optimise regional waste management"/>
                  <table:filter-set-item table:value="optimise pathways"/>
                  <table:filter-set-item table:value="optimise operating conditions"/>
                  <table:filter-set-item table:value="optimise energy costs in wastewater"/>
                  <table:filter-set-item table:value="optimise a regional network of facilitites (e.g. combustion, composting, landfilling)"/>
                  <table:filter-set-item table:value="optimisation of biomass waste to energy"/>
                  <table:filter-set-item table:value="Optimial parameters for integrated drying/gasification/energy recovery"/>
                  <table:filter-set-item table:value="optimal water electrolysis (+solar power), to maximise hydrogen production"/>
                  <table:filter-set-item table:value="optimal technology choice from range of canditates"/>
                  <table:filter-set-item table:value="optimal sizing of generations system"/>
                  <table:filter-set-item table:value="optimal site location (given transport etc.) of multiple biomass plants, for multiple economic and environmental objectives"/>
                  <table:filter-set-item table:value="parameters for maximum hydrogen production"/>
                  <table:filter-set-item table:value="optimal quantities and parameters"/>
                  <table:filter-set-item table:value="optimising performance of an energy from waste shower water heat pump"/>
                  <table:filter-set-item table:value="optimal parameters to maximise biogas production"/>
                  <table:filter-set-item table:value="optimial parameters for bio-oil production processes"/>
                  <table:filter-set-item table:value="optimal parameters for ozonation treatment of wastewater (to be reclaimed)"/>
                  <table:filter-set-item table:value="optimal parameters for maximum biogas production recipe"/>
                  <table:filter-set-item table:value="optimal parameters for hydrogen production from swine manures, by anaerobic fermentation"/>
                  <table:filter-set-item table:value="optimal parameters for hydrogen production from MSW"/>
                  <table:filter-set-item table:value="optimal parameters for hydrogen production from corn stalk"/>
                  <table:filter-set-item table:value="optimal parameters for hydrogen production from agro-industrial waste by-products"/>
                  <table:filter-set-item table:value="optimal parameters for hydrogen from crude gylcerol (a byproduct of biodiesel production)"/>
                  <table:filter-set-item table:value="optimal parameters for ethanol production from an energy crop"/>
                  <table:filter-set-item table:value="optimal parameters for ethanol production from an agricultural residue"/>
                  <table:filter-set-item table:value="optimal parameters for CHP, using waste steam from pulp and paper mills"/>
                  <table:filter-set-item table:value="optimial parameters for biodiesel production processes"/>
                  <table:filter-set-item table:value="optimal waste flow allocation and capacity expansion (including recycling, composting, and power generation)"/>
                  <table:filter-set-item table:value="optimal parameters for hydrogen production from wastes, by anaerobic digestion"/>
                  <table:filter-set-item table:value="optimial parameters for biodiesel production processes, investigating trade-offs between different different compnents."/>
                  <table:filter-set-item table:value="optimal parameters for biomethane production from palm oil mill effluent"/>
                  <table:filter-set-item table:value="optimal parameters for biogas production from waste"/>
                  <table:filter-set-item table:value="optimise bio-oil from biomass (palm oil shel), via pyrolysis"/>
                  <table:filter-set-item table:value="optimal parameters for biogas production"/>
                  <table:filter-set-item table:value="optimal timing and mixing of multiple waste streams, integrating heat, to minimise cost"/>
                  <table:filter-set-item table:value="optimal parameters for biodiesel production from oils"/>
                  <table:filter-set-item table:value="optimal parameters for operation (e.g. thermal loads)"/>
                  <table:filter-set-item table:value="optimal reuse of water and exchanges to minimise freshwater consumption"/>
                  <table:filter-set-item table:value="optimisation of EIP utility networks"/>
                  <table:filter-set-item table:value="optimal parameters for maximum biogas production from wastewater"/>
                  <table:filter-set-item table:value="optimal design of seawater-source heat pump"/>
                  <table:filter-set-item table:value="optimal parameters for hydrogen production from biomass"/>
                  <table:filter-set-item table:value="optimisation of heat recovery (for various processes)"/>
                  <table:filter-set-item table:value="optimal parameters for biodiesel from rice bran oil"/>
                  <table:filter-set-item table:value="optimal process and location according to multiple objectives (inc. energy production and recycling)"/>
                  <table:filter-set-item table:value="optimal delivery of water and electricity to rural community (via groundwater pumped to reservoir)"/>
                  <table:filter-set-item table:value="optimal pathway and design specifications (given multiple objectives) for SNG production"/>
                  <table:filter-set-item table:value="Optimal supply chain: cultivation, colleciton, transportation, processing, demand, plant locations etc."/>
                  <table:filter-set-item table:value="MINLP (economics, emissions)"/>
                  <table:filter-set-item table:value="superstructure allowing reuse within plant, or exchange with others, still satisfying process requirements and environmental constraints."/>
                  <table:filter-set-item table:value="integrated networks (inc. reuse and reclamation)"/>
                  <table:filter-set-item table:value="optimal parameters for biogas (i.e. methane) production from waste co-digestion"/>
                  <table:filter-set-item table:value="Heat reuse from iron and steel industry (NB: reuse within the industry)"/>
                  <table:filter-set-item table:value="superstructure water network to minimise freshwater consumption and wastewater generation"/>
                  <table:filter-set-item table:value="Global agrochemical supply chain optmisation (production, distribution, capacity expansion)"/>
                  <table:filter-set-item table:value="energy efficiency of wastewater treatment"/>
                  <table:filter-set-item table:value="Determinie optimal (economic, power) hybrid wastewater treatment system"/>
                  <table:filter-set-item table:value="optimal parameters for bioethanol from sugar beet processing intermediates"/>
                  <table:filter-set-item table:value="optimising supply chain for bioethanol production (ethanol plant, biogas plant, CHP, etc.), from energy crops."/>
                  <table:filter-set-item table:value="petrochemical complex"/>
                  <table:filter-set-item table:value="digestate from anaerobic digestion used to produce biogas"/>
                  <table:filter-set-item table:value="optimal parameters for gasification of waste biomass to fuels"/>
                  <table:filter-set-item table:value="considers sinks and sources for water and wastewater"/>
                  <table:filter-set-item table:value="Considers superstructure of three networks: water-using, wastewater treatment, and heat exchanger (for industrial processes?). i.e. the process industry requires specific volumes of water, at specific temperatures."/>
                  <table:filter-set-item table:value="optimal parameters to maximise bio-oil production"/>
                  <table:filter-set-item table:value="Water network superstructure (sinks, sources, uses) within refinery plant"/>
                  <table:filter-set-item table:value="Combining recovered water and other water for hydraulic fracturing. (Can only access abstract.)"/>
                  <table:filter-set-item table:value="simultaneous power generation and desalination"/>
                  <table:filter-set-item table:value="optimal setup of desalination plant coupled to methanol plant (optimal parameters of each plant)"/>
                  <table:filter-set-item table:value="optimal parameters for biodiesel from wastewater "/>
                  <table:filter-set-item table:value="Combine different various strategies"/>
                  <table:filter-set-item table:value="optimal parameters (e.g. area) for energy and water savings"/>
                  <table:filter-set-item table:value="Cost-optimal liquid fuel production (integrating heat, waste, and water)"/>
                  <table:filter-set-item table:value="waste heat recovery from simultaneous power production and waste heat recovery"/>
                  <table:filter-set-item table:value="optimal parameters for methane production"/>
                  <table:filter-set-item table:value="sinks and sources of two plant, considered in optimization program, to minimise freshwater consumption and wastewater discharge"/>
                  <table:filter-set-item table:value="Heat to produce freshwater (the freshwater can subsequently be used as a coolant)"/>
                  <table:filter-set-item table:value="optimisation of water-using and treatment units network"/>
                  <table:filter-set-item table:value="cogeneration and desalination"/>
                  <table:filter-set-item table:value="optimal parameters for biogas production processes"/>
                  <table:filter-set-item table:value="optimisation of waste-to-energy for EIP"/>
                  <table:filter-set-item table:value="Clean-in-place wastewater to minimise energy and water required in brewing"/>
                  <table:filter-set-item table:value="optimal parameters for biomass gasification (e.g. waste wood),to provide CHP"/>
                  <table:filter-set-item table:value="optimal parameters to maximise biohydrogen production"/>
                  <table:filter-set-item table:value="parameterr for maximum energy"/>
                  <table:filter-set-item table:value="Optimis parameters for electricity and heat production (via biogas), from AD"/>
                  <table:filter-set-item table:value="optimal biotheanol production from inustrial symbiosis: optimal network of flows(farms, biorefinery, malt, CHP, wastewater treatment, AD etc.). Optimal regional configuration"/>
                  <table:filter-set-item table:value="ethanol from agro-waste"/>
                  <table:filter-set-item table:value="coupling energy transformation with water treatment"/>
                  <table:filter-set-item table:value="Optimising energy and other products from microalgae, from a range of alternative, e.g. dependent on feedstock, considering cultivation, harvesting, pretreatment, etc."/>
                  <table:filter-set-item table:value="compares different methods (transesterification, hydrolysis, gasification, pyrolysis) as part of a superstructure to maximise energy recovery from biofeedstock"/>
                  <table:filter-set-item table:value="energy from waste and various"/>
                  <table:filter-set-item table:value="optimal parameters for gasification"/>
                  <table:filter-set-item table:value="optimal parameters for leachate treatment"/>
                  <table:filter-set-item table:value="optimal parameters to optimise bio-oil yields from residues and energy crops"/>
                  <table:filter-set-item table:value="optimisation of water treatment facilities in park (for reuse within a plant, or exchange with another), for dying and finishing."/>
                  <table:filter-set-item table:value="Mutli-objective GA"/>
                  <table:filter-set-item table:value="variety of optimisation strategies for wastewater plant"/>
                  <table:filter-set-item table:value="biomass to liquid fuels, optimisation glycerol byproduct (useful for biodiesel)"/>
                  <table:filter-set-item table:value="do uncertain water resources meet local needs, for the economy"/>
                </table:filter-condition>
                <table:filter-condition table:field-number="5" table:value="integrated" table:operator="="/>
              </table:filter-and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05:24.263865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06T18:55:45.954507778</dc:date>
    <meta:editing-duration>PT16H31M58S</meta:editing-duration>
    <meta:editing-cycles>154</meta:editing-cycles>
    <meta:document-statistic meta:table-count="1" meta:cell-count="4661" meta:object-count="0"/>
  </office:meta>
</office:document-meta>
</file>